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1.141cm"/>
    </style:style>
    <style:style style:name="co3" style:family="table-column">
      <style:table-column-properties fo:break-before="auto" style:column-width="1.614cm"/>
    </style:style>
    <style:style style:name="co4" style:family="table-column">
      <style:table-column-properties fo:break-before="auto" style:column-width="1.586cm"/>
    </style:style>
    <style:style style:name="co5" style:family="table-column">
      <style:table-column-properties fo:break-before="auto" style:column-width="2.692cm"/>
    </style:style>
    <style:style style:name="co6" style:family="table-column">
      <style:table-column-properties fo:break-before="auto" style:column-width="4.306cm"/>
    </style:style>
    <style:style style:name="co7" style:family="table-column">
      <style:table-column-properties fo:break-before="auto" style:column-width="4.029cm"/>
    </style:style>
    <style:style style:name="co8" style:family="table-column">
      <style:table-column-properties fo:break-before="auto" style:column-width="3.302cm"/>
    </style:style>
    <style:style style:name="co9" style:family="table-column">
      <style:table-column-properties fo:break-before="auto" style:column-width="2.267cm"/>
    </style:style>
    <style:style style:name="co10" style:family="table-column">
      <style:table-column-properties fo:break-before="auto" style:column-width="2.558cm"/>
    </style:style>
    <style:style style:name="co11" style:family="table-column">
      <style:table-column-properties fo:break-before="auto" style:column-width="1.637cm"/>
    </style:style>
    <style:style style:name="co12" style:family="table-column">
      <style:table-column-properties fo:break-before="auto" style:column-width="3.579cm"/>
    </style:style>
    <style:style style:name="co13" style:family="table-column">
      <style:table-column-properties fo:break-before="auto" style:column-width="2.475cm"/>
    </style:style>
    <style:style style:name="ro1" style:family="table-row">
      <style:table-row-properties style:row-height="0.707cm" fo:break-before="auto" style:use-optimal-row-height="true"/>
    </style:style>
    <style:style style:name="ro2" style:family="table-row">
      <style:table-row-properties style:row-height="0.908cm" fo:break-before="auto" style:use-optimal-row-height="false"/>
    </style:style>
    <style:style style:name="ro3" style:family="table-row">
      <style:table-row-properties style:row-height="0.857cm" fo:break-before="auto" style:use-optimal-row-height="false"/>
    </style:style>
    <style:style style:name="ro4" style:family="table-row">
      <style:table-row-properties style:row-height="0.737cm" fo:break-before="auto" style:use-optimal-row-height="false"/>
    </style:style>
    <style:style style:name="ro5" style:family="table-row">
      <style:table-row-properties style:row-height="0.538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0.894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style:paragraph-properties fo:text-align="center" fo:margin-left="0cm"/>
      <style:text-properties style:font-name="Verdana" fo:font-size="16pt"/>
    </style:style>
    <style:style style:name="ce2" style:family="table-cell" style:parent-style-name="Default">
      <style:table-cell-properties style:text-align-source="fix" style:repeat-content="false"/>
      <style:paragraph-properties fo:text-align="start" fo:margin-left="0cm"/>
      <style:text-properties style:font-name="Verdana" fo:font-size="16pt"/>
    </style:style>
    <style:style style:name="ce3" style:family="table-cell" style:parent-style-name="Default">
      <style:table-cell-properties style:text-align-source="fix" style:repeat-content="false" style:vertical-align="middle"/>
      <style:paragraph-properties fo:text-align="center" fo:margin-left="0cm"/>
      <style:text-properties style:font-name="Verdana" fo:font-size="18pt" fo:font-style="italic" fo:font-weight="bold"/>
    </style:style>
    <style:style style:name="ce4" style:family="table-cell" style:parent-style-name="Default">
      <style:table-cell-properties fo:background-color="#b3b3b3" style:text-align-source="fix" style:repeat-content="false" fo:border="0.002cm solid #000000" style:vertical-align="middle"/>
      <style:paragraph-properties fo:text-align="center"/>
      <style:text-properties fo:color="#ffffff" style:font-name="Verdana" fo:font-size="14pt" fo:font-weight="normal"/>
    </style:style>
    <style:style style:name="ce5" style:family="table-cell" style:parent-style-name="Default" style:data-style-name="N108">
      <style:table-cell-properties style:cell-protect="none" style:print-content="true" style:text-align-source="fix" style:repeat-content="false" fo:border="0.002cm solid #000000" style:vertical-align="middle"/>
      <style:paragraph-properties fo:text-align="center"/>
      <style:text-properties style:font-name="Verdana" fo:font-size="12pt"/>
    </style:style>
    <style:style style:name="ce6" style:family="table-cell" style:parent-style-name="Default" style:data-style-name="N108">
      <style:table-cell-properties fo:background-color="#e6e6e6" style:text-align-source="fix" style:repeat-content="false" fo:border="0.002cm solid #000000" style:vertical-align="middle"/>
      <style:paragraph-properties fo:text-align="center"/>
      <style:text-properties style:font-name="Verdana" fo:font-size="12pt"/>
    </style:style>
    <style:style style:name="ce7" style:family="table-cell" style:parent-style-name="Default" style:data-style-name="N108">
      <style:table-cell-properties style:text-align-source="fix" style:repeat-content="false" fo:border="0.002cm solid #000000" style:vertical-align="middle"/>
      <style:paragraph-properties fo:text-align="center"/>
      <style:text-properties style:font-name="Verdana" fo:font-size="12pt"/>
    </style:style>
    <style:style style:name="ce8" style:family="table-cell" style:parent-style-name="Default" style:data-style-name="N108">
      <style:table-cell-properties fo:border="0.002cm solid #000000"/>
      <style:text-properties style:font-name="Verdana" fo:font-size="12pt"/>
    </style:style>
    <style:style style:name="ce9" style:family="table-cell" style:parent-style-name="Default" style:data-style-name="N108">
      <style:table-cell-properties fo:border-bottom="0.002cm solid #000000" style:text-align-source="fix" style:repeat-content="false" fo:border-left="0.002cm solid #000000" fo:border-right="none" fo:border-top="0.002cm solid #000000"/>
      <style:paragraph-properties fo:text-align="end" fo:margin-left="0cm"/>
      <style:text-properties style:font-name="Verdana" fo:font-size="12pt" fo:font-weight="bold"/>
    </style:style>
    <style:style style:name="ce10" style:family="table-cell" style:parent-style-name="Default" style:data-style-name="N108">
      <style:table-cell-properties fo:border-bottom="none" fo:border-left="0.002cm solid #000000" fo:border-right="none" fo:border-top="0.002cm solid #000000"/>
      <style:text-properties style:font-name="Verdana" fo:font-size="12pt"/>
    </style:style>
    <style:style style:name="ce11" style:family="table-cell" style:parent-style-name="Default" style:data-style-name="N108">
      <style:table-cell-properties fo:border-bottom="0.002cm solid #000000" fo:border-left="0.002cm solid #000000" fo:border-right="none" fo:border-top="none"/>
      <style:text-properties style:font-name="Verdana" fo:font-size="12pt"/>
    </style:style>
    <style:style style:name="ce12" style:family="table-cell" style:parent-style-name="Default">
      <style:text-properties style:font-name="Verdana"/>
    </style:style>
    <style:style style:name="ce13" style:family="table-cell" style:parent-style-name="Default">
      <style:table-cell-properties fo:border="0.002cm solid #000000"/>
      <style:text-properties style:font-name="Verdana"/>
    </style:style>
    <style:style style:name="ce14" style:family="table-cell" style:parent-style-name="Default">
      <style:table-cell-properties fo:border-bottom="none" fo:border-left="0.002cm solid #000000" fo:border-right="none" fo:border-top="none"/>
      <style:text-properties style:font-name="Verdana"/>
    </style:style>
    <style:style style:name="ce15" style:family="table-cell" style:parent-style-name="Default">
      <style:table-cell-properties fo:border-bottom="0.002cm solid #000000" fo:border-left="0.002cm solid #000000" fo:border-right="none" fo:border-top="none"/>
      <style:text-properties style:font-name="Verdana"/>
    </style:style>
    <style:style style:name="ce16" style:family="table-cell" style:parent-style-name="Default">
      <style:table-cell-properties style:text-align-source="fix" style:repeat-content="false"/>
      <style:paragraph-properties fo:text-align="center" fo:margin-left="0cm"/>
      <style:text-properties style:font-name="Verdana"/>
    </style:style>
    <style:style style:name="ce17" style:family="table-cell" style:parent-style-name="Default">
      <style:table-cell-properties style:text-align-source="fix" style:repeat-content="false" style:vertical-align="middle"/>
      <style:paragraph-properties fo:text-align="center"/>
      <style:text-properties style:font-name="Verdana"/>
    </style:style>
    <style:style style:name="ce18" style:family="table-cell" style:parent-style-name="Default">
      <style:table-cell-properties style:text-align-source="fix" style:repeat-content="false" fo:border="0.002cm solid #000000" style:vertical-align="middle"/>
      <style:paragraph-properties fo:text-align="center"/>
      <style:text-properties style:font-name="Verdana" fo:font-size="12pt"/>
    </style:style>
    <style:style style:name="ce19" style:family="table-cell" style:parent-style-name="Default">
      <style:table-cell-properties fo:background-color="#e6e6e6" style:text-align-source="fix" style:repeat-content="false" fo:border="0.002cm solid #000000" style:vertical-align="middle"/>
      <style:paragraph-properties fo:text-align="center"/>
      <style:text-properties style:font-name="Verdana" fo:font-size="12pt"/>
    </style:style>
    <style:style style:name="ce20" style:family="table-cell" style:parent-style-name="Default" style:data-style-name="N108">
      <style:table-cell-properties fo:border-bottom="0.002cm solid #000000" fo:border-left="none" fo:border-right="none" fo:border-top="0.002cm solid #000000"/>
      <style:text-properties style:font-name="Verdana" fo:font-size="12pt" fo:font-weight="bold"/>
    </style:style>
    <style:style style:name="ce21" style:family="table-cell" style:parent-style-name="Default" style:data-style-name="N108">
      <style:table-cell-properties fo:border-bottom="none" fo:border-left="none" fo:border-right="none" fo:border-top="0.002cm solid #000000"/>
      <style:text-properties style:font-name="Verdana" fo:font-size="12pt"/>
    </style:style>
    <style:style style:name="ce22" style:family="table-cell" style:parent-style-name="Default" style:data-style-name="N108">
      <style:table-cell-properties fo:border-bottom="0.002cm solid #000000" fo:border-left="none" fo:border-right="none" fo:border-top="none"/>
      <style:text-properties style:font-name="Verdana" fo:font-size="12pt"/>
    </style:style>
    <style:style style:name="ce23" style:family="table-cell" style:parent-style-name="Default">
      <style:table-cell-properties fo:border-bottom="none" fo:border-left="none" fo:border-right="none" fo:border-top="0.002cm solid #000000"/>
      <style:text-properties style:font-name="Verdana"/>
    </style:style>
    <style:style style:name="ce24" style:family="table-cell" style:parent-style-name="Default">
      <style:table-cell-properties fo:border-bottom="0.002cm solid #000000" fo:border-left="none" fo:border-right="none" fo:border-top="none"/>
      <style:text-properties style:font-name="Verdana"/>
    </style:style>
    <style:style style:name="ce25" style:family="table-cell" style:parent-style-name="Default" style:data-style-name="N40">
      <style:table-cell-properties style:cell-protect="none" style:print-content="true" style:text-align-source="fix" style:repeat-content="false" fo:border="0.002cm solid #000000" style:vertical-align="middle"/>
      <style:paragraph-properties fo:text-align="center" fo:margin-left="0cm"/>
      <style:text-properties style:font-name="Verdana" fo:font-size="12pt"/>
    </style:style>
    <style:style style:name="ce26" style:family="table-cell" style:parent-style-name="Default" style:data-style-name="N40">
      <style:table-cell-properties fo:background-color="#e6e6e6" style:cell-protect="none" style:print-content="true" style:text-align-source="fix" style:repeat-content="false" fo:border="0.002cm solid #000000" style:vertical-align="middle"/>
      <style:paragraph-properties fo:text-align="center" fo:margin-left="0cm"/>
      <style:text-properties style:font-name="Verdana" fo:font-size="12pt"/>
    </style:style>
    <style:style style:name="ce27" style:family="table-cell" style:parent-style-name="Default">
      <style:table-cell-properties fo:border="0.002cm solid #000000"/>
      <style:text-properties style:font-name="Verdana" fo:font-size="12pt"/>
    </style:style>
    <style:style style:name="ce28" style:family="table-cell" style:parent-style-name="Default">
      <style:table-cell-properties fo:border-bottom="0.002cm solid #000000" fo:border-left="none" fo:border-right="none" fo:border-top="0.002cm solid #000000"/>
      <style:text-properties style:font-name="Verdana" fo:font-size="12pt" fo:font-weight="bold"/>
    </style:style>
    <style:style style:name="ce29" style:family="table-cell" style:parent-style-name="Default">
      <style:table-cell-properties fo:border-bottom="none" fo:border-left="none" fo:border-right="none" fo:border-top="0.002cm solid #000000"/>
      <style:text-properties style:font-name="Verdana" fo:font-size="12pt"/>
    </style:style>
    <style:style style:name="ce30" style:family="table-cell" style:parent-style-name="Default">
      <style:table-cell-properties fo:border-bottom="0.002cm solid #000000" fo:border-left="none" fo:border-right="none" fo:border-top="none"/>
      <style:text-properties style:font-name="Verdana" fo:font-size="12pt"/>
    </style:style>
    <style:style style:name="ce31" style:family="table-cell" style:parent-style-name="Default">
      <style:table-cell-properties style:cell-protect="none" style:print-content="true" style:text-align-source="fix" style:repeat-content="false" fo:border="0.002cm solid #000000" style:vertical-align="middle"/>
      <style:paragraph-properties fo:text-align="center" fo:margin-left="0cm"/>
      <style:text-properties style:font-name="Verdana" fo:font-size="12pt"/>
    </style:style>
    <style:style style:name="ce32" style:family="table-cell" style:parent-style-name="Default">
      <style:table-cell-properties fo:background-color="#e6e6e6" style:cell-protect="none" style:print-content="true" style:text-align-source="fix" style:repeat-content="false" fo:border="0.002cm solid #000000" style:vertical-align="middle"/>
      <style:paragraph-properties fo:text-align="center" fo:margin-left="0cm"/>
      <style:text-properties style:font-name="Verdana" fo:font-size="12pt"/>
    </style:style>
    <style:style style:name="ce33" style:family="table-cell" style:parent-style-name="Default" style:data-style-name="N106">
      <style:table-cell-properties style:text-align-source="fix" style:repeat-content="false" fo:border="0.002cm solid #000000" style:vertical-align="middle"/>
      <style:paragraph-properties fo:text-align="center"/>
      <style:text-properties style:font-name="Verdana" fo:font-size="12pt"/>
    </style:style>
    <style:style style:name="ce34" style:family="table-cell" style:parent-style-name="Default" style:data-style-name="N106">
      <style:table-cell-properties fo:background-color="#e6e6e6" style:text-align-source="fix" style:repeat-content="false" fo:border="0.002cm solid #000000" style:vertical-align="middle"/>
      <style:paragraph-properties fo:text-align="center"/>
      <style:text-properties style:font-name="Verdana" fo:font-size="12pt"/>
    </style:style>
    <style:style style:name="ce35" style:family="table-cell" style:parent-style-name="Default">
      <style:table-cell-properties fo:border-bottom="0.002cm solid #000000" fo:border-left="none" fo:border-right="0.002cm solid #000000" fo:border-top="0.002cm solid #000000"/>
      <style:text-properties style:font-name="Verdana" fo:font-size="12pt" fo:font-weight="bold"/>
    </style:style>
    <style:style style:name="ce36" style:family="table-cell" style:parent-style-name="Default">
      <style:table-cell-properties fo:border-bottom="0.002cm solid #000000" fo:border-left="none" fo:border-right="none" fo:border-top="none"/>
      <style:text-properties fo:font-size="12pt"/>
    </style:style>
    <style:style style:name="ce37" style:family="table-cell" style:parent-style-name="Default">
      <style:table-cell-properties style:cell-protect="none" style:print-content="true" style:text-align-source="fix" style:repeat-content="false" fo:border="0.002cm solid #000000" style:vertical-align="middle"/>
      <style:paragraph-properties fo:text-align="center"/>
      <style:text-properties style:font-name="Verdana" fo:font-size="12pt"/>
    </style:style>
    <style:style style:name="ce38" style:family="table-cell" style:parent-style-name="Default">
      <style:table-cell-properties fo:background-color="#e6e6e6" style:cell-protect="none" style:print-content="true" style:text-align-source="fix" style:repeat-content="false" fo:border="0.002cm solid #000000" style:vertical-align="middle"/>
      <style:paragraph-properties fo:text-align="center"/>
      <style:text-properties style:font-name="Verdana" fo:font-size="12pt"/>
    </style:style>
    <style:style style:name="ce39" style:family="table-cell" style:parent-style-name="Default">
      <style:table-cell-properties fo:border-bottom="none" fo:border-left="0.002cm solid #000000" fo:border-right="none" fo:border-top="none"/>
      <style:text-properties style:font-name="Verdana" fo:font-size="12pt"/>
    </style:style>
    <style:style style:name="ce40" style:family="table-cell" style:parent-style-name="Default">
      <style:table-cell-properties fo:border-bottom="0.105cm double #000000" style:border-line-width-bottom="0.035cm 0.035cm 0.035cm" fo:border-left="0.002cm solid #000000" fo:border-right="none" fo:border-top="0.035cm solid #000000"/>
      <style:text-properties style:font-name="Verdana" fo:font-size="12pt" fo:font-weight="bold"/>
    </style:style>
    <style:style style:name="ce41" style:family="table-cell" style:parent-style-name="Default">
      <style:table-cell-properties fo:border-bottom="0.039cm double #000000" style:border-line-width-bottom="0.002cm 0.035cm 0.002cm" fo:wrap-option="wrap" fo:border-left="0.002cm solid #000000" fo:border-right="none" fo:border-top="none"/>
      <style:text-properties style:font-name="Verdana" fo:font-size="12pt" fo:font-weight="bold" fo:hyphenate="true"/>
    </style:style>
    <style:style style:name="ce42" style:family="table-cell" style:parent-style-name="Default">
      <style:table-cell-properties fo:border-bottom="0.002cm solid #000000" style:cell-protect="none" style:print-content="true" fo:border-left="none" fo:border-right="none" fo:border-top="none"/>
      <style:text-properties style:font-name="Verdana" fo:font-size="12pt"/>
    </style:style>
    <style:style style:name="ce43" style:family="table-cell" style:parent-style-name="Default">
      <style:table-cell-properties fo:border-bottom="none" fo:background-color="#b3b3b3" fo:border-left="none" fo:border-right="0.002cm solid #000000" fo:border-top="0.002cm solid #000000"/>
      <style:text-properties fo:color="#ffffff" fo:font-size="14pt" fo:font-weight="normal"/>
    </style:style>
    <style:style style:name="ce44" style:family="table-cell" style:parent-style-name="Default" style:data-style-name="N106">
      <style:table-cell-properties fo:border-bottom="none" style:cell-protect="none" style:print-content="true" fo:border-left="none" fo:border-right="0.002cm solid #000000" fo:border-top="none"/>
      <style:text-properties style:font-name="Verdana" fo:font-size="12pt"/>
    </style:style>
    <style:style style:name="ce45" style:family="table-cell" style:parent-style-name="Default">
      <style:table-cell-properties fo:border-bottom="0.105cm double #000000" style:border-line-width-bottom="0.035cm 0.035cm 0.035cm" fo:border-left="none" fo:border-right="0.002cm solid #000000" fo:border-top="0.035cm solid #000000"/>
      <style:text-properties style:font-name="Verdana" fo:font-size="12pt" fo:font-weight="bold"/>
    </style:style>
    <style:style style:name="ce46" style:family="table-cell" style:parent-style-name="Default">
      <style:table-cell-properties fo:border-bottom="none" fo:border-left="none" fo:border-right="0.002cm solid #000000" fo:border-top="none"/>
      <style:text-properties style:font-name="Verdana" fo:font-size="12pt"/>
    </style:style>
    <style:style style:name="ce47" style:family="table-cell" style:parent-style-name="Default">
      <style:table-cell-properties fo:border-bottom="0.039cm double #000000" style:border-line-width-bottom="0.002cm 0.035cm 0.002cm" fo:border-left="none" fo:border-right="0.002cm solid #000000" fo:border-top="none"/>
      <style:text-properties style:font-name="Verdana" fo:font-size="12pt" fo:font-weight="bold"/>
    </style:style>
    <style:style style:name="ce48" style:family="table-cell" style:parent-style-name="Default">
      <style:table-cell-properties fo:border-bottom="none" fo:border-left="none" fo:border-right="0.002cm solid #000000" fo:border-top="0.002cm solid #000000"/>
      <style:text-properties style:font-name="Verdana" fo:font-size="12pt"/>
    </style:style>
    <style:style style:name="ce49" style:family="table-cell" style:parent-style-name="Default">
      <style:table-cell-properties fo:border-bottom="0.002cm solid #000000" fo:border-left="none" fo:border-right="0.002cm solid #000000" fo:border-top="none"/>
      <style:text-properties style:font-name="Verdana" fo:font-size="12pt"/>
    </style:style>
    <style:style style:name="ce50" style:family="table-cell" style:parent-style-name="Default">
      <style:text-properties style:font-name="Verdana" fo:font-size="14pt" fo:font-weight="normal"/>
    </style:style>
    <style:style style:name="ce51" style:family="table-cell" style:parent-style-name="Default">
      <style:table-cell-properties style:cell-protect="protected" style:print-content="true"/>
    </style:style>
    <style:style style:name="ce52" style:family="table-cell" style:parent-style-name="Default">
      <style:table-cell-properties fo:background-color="#e6e6e6" style:cell-protect="protected" style:print-content="true" fo:border="0.002cm solid #000000"/>
      <style:text-properties fo:font-weight="bold"/>
    </style:style>
    <style:style style:name="ce53" style:family="table-cell" style:parent-style-name="Default">
      <style:table-cell-properties style:cell-protect="none" style:print-content="true" fo:border="0.002cm solid #000000"/>
    </style:style>
    <style:style style:name="ce54" style:family="table-cell" style:parent-style-name="Default">
      <style:table-cell-properties style:cell-protect="protected" style:print-content="true" style:text-align-source="fix" style:repeat-content="false"/>
      <style:paragraph-properties fo:text-align="center" fo:margin-left="0cm"/>
      <style:text-properties fo:font-style="italic"/>
    </style:style>
    <style:style style:name="ce55" style:family="table-cell" style:parent-style-name="Default">
      <style:table-cell-properties fo:border-bottom="none" fo:background-color="#e6e6e6" style:cell-protect="protected" style:print-content="true" fo:wrap-option="wrap" fo:border-left="0.002cm solid #000000" fo:border-right="0.002cm solid #000000" fo:border-top="0.002cm solid #000000"/>
      <style:text-properties fo:color="#ffffff" fo:font-weight="bold" fo:hyphenate="true"/>
    </style:style>
    <style:style style:name="ce56" style:family="table-cell" style:parent-style-name="Default">
      <style:table-cell-properties style:cell-protect="protected" style:print-content="true" style:text-align-source="fix" style:repeat-content="false" fo:border="0.002cm solid #000000"/>
      <style:paragraph-properties fo:text-align="center" fo:margin-left="0cm"/>
      <style:text-properties fo:color="#e6e6e6"/>
    </style:style>
    <style:style style:name="ce57" style:family="table-cell" style:parent-style-name="Default">
      <style:table-cell-properties fo:background-color="#e6e6e6" style:cell-protect="protected" style:print-content="true" style:text-align-source="fix" style:repeat-content="false" fo:border="0.002cm solid #000000"/>
      <style:paragraph-properties fo:text-align="center" fo:margin-left="0cm"/>
      <style:text-properties fo:color="#ffffff" fo:font-weight="bold"/>
    </style:style>
    <style:style style:name="ce58" style:family="table-cell" style:parent-style-name="Default">
      <style:table-cell-properties style:cell-protect="protected" style:print-content="true" fo:border="0.002cm solid #000000"/>
      <style:text-properties fo:color="#e6e6e6"/>
    </style:style>
    <style:style style:name="ce59" style:family="table-cell" style:parent-style-name="Default" style:data-style-name="N106">
      <style:table-cell-properties style:cell-protect="none" style:print-content="true" fo:border="0.002cm solid #000000"/>
    </style:style>
    <style:style style:name="ce60" style:family="table-cell" style:parent-style-name="Default">
      <style:table-cell-properties fo:border-bottom="none" style:cell-protect="protected" style:print-content="true" fo:border-left="none" fo:border-right="0.002cm solid #000000" fo:border-top="0.002cm solid #000000"/>
    </style:style>
    <style:style style:name="ce61" style:family="table-cell" style:parent-style-name="Default">
      <style:table-cell-properties fo:border-bottom="0.002cm solid #000000" style:cell-protect="protected" style:print-content="true" fo:border-left="none" fo:border-right="0.002cm solid #000000" fo:border-top="none"/>
    </style:style>
    <style:style style:name="ce62" style:family="table-cell" style:parent-style-name="Default">
      <style:table-cell-properties style:cell-protect="protected" style:print-content="true" fo:border="0.002cm solid #000000"/>
    </style:style>
    <style:style style:name="ce63" style:family="table-cell" style:parent-style-name="Default">
      <style:table-cell-properties fo:background-color="#e6e6e6" style:cell-protect="protected" style:print-content="true" fo:border="0.002cm solid #000000"/>
      <style:text-properties fo:color="#ffffff" fo:font-weight="bold"/>
    </style:style>
    <style:style style:name="ce64" style:family="table-cell" style:parent-style-name="Default">
      <style:table-cell-properties fo:background-color="#e6e6e6" style:cell-protect="protected" style:print-content="true" fo:wrap-option="wrap" fo:border="0.002cm solid #000000"/>
      <style:text-properties fo:font-weight="bold"/>
    </style:style>
    <style:style style:name="ce65" style:family="table-cell" style:parent-style-name="Default">
      <style:table-cell-properties style:cell-protect="none" style:print-content="true" style:text-align-source="fix" style:repeat-content="false" fo:border="0.002cm solid #000000"/>
      <style:paragraph-properties fo:text-align="center" fo:margin-left="0cm"/>
    </style:style>
    <style:style style:name="gr1" style:family="graphic">
      <style:graphic-properties draw:marker-start="Linienende_20_1" draw:marker-start-width="0.2cm" draw:marker-start-center="false" draw:fill="solid" draw:fill-color="#ffffc0" fo:min-height="1.581cm" fo:padding-top="0.1cm" fo:padding-bottom="0.1cm" fo:padding-left="0.1cm" fo:padding-right="0.1cm" draw:shadow="hidden" draw:shadow-offset-x="0.1cm" draw:shadow-offset-y="0.1cm" draw:caption-escape-direction="auto"/>
    </style:style>
    <style:style style:name="gr2" style:family="graphic">
      <style:graphic-properties draw:marker-start="Linienende_20_1" draw:marker-start-width="0.2cm" draw:marker-start-center="false" draw:fill="solid" draw:fill-color="#ffffc0" fo:min-height="0.494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style>
  </office:automatic-styles>
  <office:body>
    <office:spreadsheet table:structure-protected="true">
      <table:content-validations>
        <table:content-validation table:name="val1" table:condition="oooc:cell-content-is-date() and cell-content()&gt;29585" table:allow-empty-cell="false" table:base-cell-address="Dienstreiseausgleich.A7">
          <table:error-message table:message-type="stop" table:title="Eingabefehler" table:display="true">
            <text:p>In dieses Feld MUSS ein Datum eingegeben werden.</text:p>
            <text:p>Gültige Formate sind:</text:p>
            <text:p/>
            <text:p>TT.MM.JJ</text:p>
            <text:p>TT-MM-JJ</text:p>
            <text:p>TT-MM-JJJJ</text:p>
            <text:p>...</text:p>
          </table:error-message>
        </table:content-validation>
        <table:content-validation table:name="val2" table:condition="oooc:cell-content-is-in-list([Einstellungen.$A$3:.$A$15])" table:allow-empty-cell="true" table:display-list="sorted-ascending" table:base-cell-address="Dienstreiseausgleich.E7"/>
        <table:content-validation table:name="val3" table:condition="oooc:cell-content-is-in-list([Einstellungen.$A$3:.$A$15])" table:allow-empty-cell="true" table:display-list="sorted-ascending" table:base-cell-address="Dienstreiseausgleich.E37"/>
      </table:content-validations>
      <table:table table:name="Dienstreiseausgleich" table:style-name="ta1" table:protected="true" table:print-ranges="Dienstreiseausgleich.A1:Dienstreiseausgleich.I51">
        <table:table-column table:style-name="co1" table:default-cell-style-name="ce12"/>
        <table:table-column table:style-name="co2" table:default-cell-style-name="ce12"/>
        <table:table-column table:style-name="co3" table:number-columns-repeated="2"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number-columns-repeated="2" table:default-cell-style-name="ce12"/>
        <table:table-column table:style-name="co10" table:default-cell-style-name="ce12"/>
        <table:table-column table:style-name="co9" table:number-columns-repeated="244" table:default-cell-style-name="ce12"/>
        <table:table-row table:style-name="ro1">
          <table:table-cell table:style-name="ce1" office:value-type="string" table:number-columns-spanned="9" table:number-rows-spanned="1">
            <text:p>Nach §26 Ziff. 7 Estg.</text:p>
          </table:table-cell>
          <table:covered-table-cell table:style-name="ce16"/>
          <table:covered-table-cell table:number-columns-repeated="7"/>
          <table:table-cell table:number-columns-repeated="247"/>
        </table:table-row>
        <table:table-row table:style-name="ro1">
          <table:table-cell table:style-name="ce1"/>
          <table:table-cell table:style-name="ce16"/>
          <table:table-cell table:number-columns-repeated="254"/>
        </table:table-row>
        <table:table-row table:style-name="ro1">
          <table:table-cell table:style-name="ce2" table:formula="oooc:=&quot;&quot;&amp;VLOOKUP(MONTH([.A7]);[Einstellungen.D36:.E47];2)&amp;&quot; &quot;&amp;YEAR([.A7])" office:value-type="string" office:string-value="Oktober 2006">
            <text:p>Oktober 2006</text:p>
          </table:table-cell>
          <table:table-cell table:style-name="ce16"/>
          <table:table-cell table:style-name="Default"/>
          <table:table-cell table:number-columns-repeated="253"/>
        </table:table-row>
        <table:table-row table:style-name="ro1">
          <table:table-cell table:style-name="ce1"/>
          <table:table-cell table:style-name="ce16"/>
          <table:table-cell table:number-columns-repeated="254"/>
        </table:table-row>
        <table:table-row table:style-name="ro2">
          <table:table-cell table:style-name="ce3" office:value-type="string" table:number-columns-spanned="9" table:number-rows-spanned="1">
            <text:p>Diätenausgleich</text:p>
          </table:table-cell>
          <table:covered-table-cell table:number-columns-repeated="6" table:style-name="ce17"/>
          <table:covered-table-cell table:style-name="Default"/>
          <table:covered-table-cell/>
          <table:table-cell table:number-columns-repeated="247"/>
        </table:table-row>
        <table:table-row table:style-name="ro3">
          <table:table-cell table:style-name="ce4" office:value-type="string">
            <text:p>Dat.</text:p>
          </table:table-cell>
          <table:table-cell table:style-name="ce4" office:value-type="string">
            <text:p>Tag</text:p>
          </table:table-cell>
          <table:table-cell table:style-name="ce4" office:value-type="string">
            <text:p>Beg.</text:p>
          </table:table-cell>
          <table:table-cell table:style-name="ce4" office:value-type="string">
            <text:p>Ende</text:p>
          </table:table-cell>
          <table:table-cell table:style-name="ce4" office:value-type="string">
            <text:p>Land</text:p>
          </table:table-cell>
          <table:table-cell table:style-name="ce4" office:value-type="string">
            <text:p>Betrag</text:p>
          </table:table-cell>
          <table:table-cell table:style-name="ce4" office:value-type="string">
            <text:p>Reiseziel</text:p>
          </table:table-cell>
          <table:table-cell table:style-name="ce4" office:value-type="string" table:number-columns-spanned="2" table:number-rows-spanned="1">
            <text:p>Ersatz Firma</text:p>
          </table:table-cell>
          <table:covered-table-cell table:style-name="ce43"/>
          <table:table-cell table:style-name="ce50" table:number-columns-repeated="247"/>
        </table:table-row>
        <table:table-row table:style-name="ro4">
          <table:table-cell table:style-name="ce5" table:content-validation-name="val1" office:value-type="date" office:date-value="2006-10-01">
            <office:annotation office:display="true" draw:style-name="gr1" draw:text-style-name="P2" svg:width="5.636cm" svg:height="1.781cm" svg:x="6.462cm" svg:y="0.649cm" draw:caption-point-x="-4.726cm" draw:caption-point-y="3.929cm">
              <dc:date>2006-10-01T00:00:00</dc:date>
              <text:p text:style-name="P1"><text:span text:style-name="T1">Hier Datum eingeben</text:span></text:p>
              <text:p text:style-name="P2"><text:span text:style-name="T1"/></text:p>
              <text:p text:style-name="P1"><text:span text:style-name="T1">restliche Datumsangaben werden automatisch eingetragen</text:span></text:p>
            </office:annotation>
            <text:p>01. 10</text:p>
          </table:table-cell>
          <table:table-cell table:style-name="ce18" table:formula="oooc:=IF([.A7]=&quot;&quot;;&quot;&quot;;VLOOKUP(WEEKDAY([.A7]);[$Einstellungen.$A$36:.$B$42];2))" office:value-type="string" office:string-value="So">
            <text:p>So</text:p>
          </table:table-cell>
          <table:table-cell table:number-columns-repeated="2" table:style-name="ce25"/>
          <table:table-cell table:style-name="ce31" table:content-validation-name="val2"/>
          <table:table-cell table:style-name="ce33" table:formula="oooc:=IF([.E7]=&quot;&quot;;&quot;&quot;;IF([.D7]-[.C7]&gt;=0.5;VLOOKUP([.E7];[$Einstellungen.$A$3:.$B$15];2);(VLOOKUP([.E7];[$Einstellungen.$A$3:.$C$15];3)*([.D7]-[.C7])*24)))">
            <text:p/>
          </table:table-cell>
          <table:table-cell table:style-name="ce37"/>
          <table:table-cell table:style-name="ce39" office:value-type="string">
            <text:p>Inland:</text:p>
          </table:table-cell>
          <table:table-cell table:style-name="ce44"/>
          <table:table-cell table:number-columns-repeated="247"/>
        </table:table-row>
        <table:table-row table:style-name="ro4">
          <table:table-cell table:style-name="ce6" table:formula="oooc:=IF(MONTH([.A7]+1)&lt;&gt;MONTH([.$A$7]);&quot;&quot;;[.A7]+1)" office:value-type="date" office:date-value="2006-10-02">
            <text:p>02. 10</text:p>
          </table:table-cell>
          <table:table-cell table:style-name="ce19" table:formula="oooc:=IF([.A8]=&quot;&quot;;&quot;&quot;;VLOOKUP(WEEKDAY([.A8]);[$Einstellungen.$A$36:.$B$42];2))" office:value-type="string" office:string-value="Mo">
            <text:p>Mo</text:p>
          </table:table-cell>
          <table:table-cell table:number-columns-repeated="2" table:style-name="ce26"/>
          <table:table-cell table:style-name="ce32" table:content-validation-name="val3"/>
          <table:table-cell table:style-name="ce34" table:formula="oooc:=IF([.E8]=&quot;&quot;;&quot;&quot;;IF([.D8]-[.C8]&gt;=0.5;VLOOKUP([.E8];[$Einstellungen.$A$3:.$B$15];2);(VLOOKUP([.E8];[$Einstellungen.$A$3:.$C$15];3)*([.D8]-[.C8])*24)))">
            <text:p/>
          </table:table-cell>
          <table:table-cell table:style-name="ce38"/>
          <table:table-cell table:style-name="ce39" office:value-type="string">
            <text:p>Ausland:</text:p>
          </table:table-cell>
          <table:table-cell table:style-name="ce44"/>
          <table:table-cell table:number-columns-repeated="247"/>
        </table:table-row>
        <table:table-row table:style-name="ro4">
          <table:table-cell table:style-name="ce7" table:formula="oooc:=IF(MONTH([.A8]+1)&lt;&gt;MONTH([.$A$7]);&quot;&quot;;[.A8]+1)" office:value-type="date" office:date-value="2006-10-03">
            <text:p>03. 10</text:p>
          </table:table-cell>
          <table:table-cell table:style-name="ce18" table:formula="oooc:=IF([.A9]=&quot;&quot;;&quot;&quot;;VLOOKUP(WEEKDAY([.A9]);[$Einstellungen.$A$36:.$B$42];2))" office:value-type="string" office:string-value="Di">
            <text:p>Di</text:p>
          </table:table-cell>
          <table:table-cell table:number-columns-repeated="2" table:style-name="ce25"/>
          <table:table-cell table:style-name="ce31" table:content-validation-name="val3"/>
          <table:table-cell table:style-name="ce33" table:formula="oooc:=IF([.E9]=&quot;&quot;;&quot;&quot;;IF([.D9]-[.C9]&gt;=0.5;VLOOKUP([.E9];[$Einstellungen.$A$3:.$B$15];2);(VLOOKUP([.E9];[$Einstellungen.$A$3:.$C$15];3)*([.D9]-[.C9])*24)))">
            <text:p/>
          </table:table-cell>
          <table:table-cell table:style-name="ce37"/>
          <table:table-cell table:style-name="ce40" office:value-type="string">
            <text:p>Gesamt:</text:p>
          </table:table-cell>
          <table:table-cell table:style-name="ce45" table:formula="oooc:=SUM([.I7:.I8])" office:value-type="float" office:value="0">
            <text:p>0</text:p>
          </table:table-cell>
          <table:table-cell table:number-columns-repeated="247"/>
        </table:table-row>
        <table:table-row table:style-name="ro4">
          <table:table-cell table:style-name="ce6" table:formula="oooc:=IF(MONTH([.A9]+1)&lt;&gt;MONTH([.$A$7]);&quot;&quot;;[.A9]+1)" office:value-type="date" office:date-value="2006-10-04">
            <text:p>04. 10</text:p>
          </table:table-cell>
          <table:table-cell table:style-name="ce19" table:formula="oooc:=IF([.A10]=&quot;&quot;;&quot;&quot;;VLOOKUP(WEEKDAY([.A10]);[$Einstellungen.$A$36:.$B$42];2))" office:value-type="string" office:string-value="Mi">
            <text:p>Mi</text:p>
          </table:table-cell>
          <table:table-cell table:number-columns-repeated="2" table:style-name="ce26"/>
          <table:table-cell table:style-name="ce32" table:content-validation-name="val3"/>
          <table:table-cell table:style-name="ce34" table:formula="oooc:=IF([.E10]=&quot;&quot;;&quot;&quot;;IF([.D10]-[.C10]&gt;=0.5;VLOOKUP([.E10];[$Einstellungen.$A$3:.$B$15];2);(VLOOKUP([.E10];[$Einstellungen.$A$3:.$C$15];3)*([.D10]-[.C10])*24)))">
            <text:p/>
          </table:table-cell>
          <table:table-cell table:style-name="ce38"/>
          <table:table-cell table:style-name="ce39"/>
          <table:table-cell table:style-name="ce46"/>
          <table:table-cell table:number-columns-repeated="247"/>
        </table:table-row>
        <table:table-row table:style-name="ro4">
          <table:table-cell table:style-name="ce7" table:formula="oooc:=IF(MONTH([.A10]+1)&lt;&gt;MONTH([.$A$7]);&quot;&quot;;[.A10]+1)" office:value-type="date" office:date-value="2006-10-05">
            <text:p>05. 10</text:p>
          </table:table-cell>
          <table:table-cell table:style-name="ce18" table:formula="oooc:=IF([.A11]=&quot;&quot;;&quot;&quot;;VLOOKUP(WEEKDAY([.A11]);[$Einstellungen.$A$36:.$B$42];2))" office:value-type="string" office:string-value="Do">
            <text:p>Do</text:p>
          </table:table-cell>
          <table:table-cell table:number-columns-repeated="2" table:style-name="ce25"/>
          <table:table-cell table:style-name="ce31" table:content-validation-name="val3"/>
          <table:table-cell table:style-name="ce33" table:formula="oooc:=IF([.E11]=&quot;&quot;;&quot;&quot;;IF([.D11]-[.C11]&gt;=0.5;VLOOKUP([.E11];[$Einstellungen.$A$3:.$B$15];2);(VLOOKUP([.E11];[$Einstellungen.$A$3:.$C$15];3)*([.D11]-[.C11])*24)))">
            <text:p/>
          </table:table-cell>
          <table:table-cell table:style-name="ce37"/>
          <table:table-cell table:style-name="ce39"/>
          <table:table-cell table:style-name="ce46"/>
          <table:table-cell table:number-columns-repeated="247"/>
        </table:table-row>
        <table:table-row table:style-name="ro4">
          <table:table-cell table:style-name="ce6" table:formula="oooc:=IF(MONTH([.A11]+1)&lt;&gt;MONTH([.$A$7]);&quot;&quot;;[.A11]+1)" office:value-type="date" office:date-value="2006-10-06">
            <text:p>06. 10</text:p>
          </table:table-cell>
          <table:table-cell table:style-name="ce19" table:formula="oooc:=IF([.A12]=&quot;&quot;;&quot;&quot;;VLOOKUP(WEEKDAY([.A12]);[$Einstellungen.$A$36:.$B$42];2))" office:value-type="string" office:string-value="Fr">
            <text:p>Fr</text:p>
          </table:table-cell>
          <table:table-cell table:number-columns-repeated="2" table:style-name="ce26"/>
          <table:table-cell table:style-name="ce32" table:content-validation-name="val3"/>
          <table:table-cell table:style-name="ce34" table:formula="oooc:=IF([.E12]=&quot;&quot;;&quot;&quot;;IF([.D12]-[.C12]&gt;=0.5;VLOOKUP([.E12];[$Einstellungen.$A$3:.$B$15];2);(VLOOKUP([.E12];[$Einstellungen.$A$3:.$C$15];3)*([.D12]-[.C12])*24)))">
            <text:p/>
          </table:table-cell>
          <table:table-cell table:style-name="ce38"/>
          <table:table-cell table:style-name="ce39"/>
          <table:table-cell table:style-name="ce46"/>
          <table:table-cell table:number-columns-repeated="247"/>
        </table:table-row>
        <table:table-row table:style-name="ro4">
          <table:table-cell table:style-name="ce7" table:formula="oooc:=IF(MONTH([.A12]+1)&lt;&gt;MONTH([.$A$7]);&quot;&quot;;[.A12]+1)" office:value-type="date" office:date-value="2006-10-07">
            <text:p>07. 10</text:p>
          </table:table-cell>
          <table:table-cell table:style-name="ce18" table:formula="oooc:=IF([.A13]=&quot;&quot;;&quot;&quot;;VLOOKUP(WEEKDAY([.A13]);[$Einstellungen.$A$36:.$B$42];2))" office:value-type="string" office:string-value="Sa">
            <text:p>Sa</text:p>
          </table:table-cell>
          <table:table-cell table:number-columns-repeated="2" table:style-name="ce25"/>
          <table:table-cell table:style-name="ce31" table:content-validation-name="val3"/>
          <table:table-cell table:style-name="ce33" table:formula="oooc:=IF([.E13]=&quot;&quot;;&quot;&quot;;IF([.D13]-[.C13]&gt;=0.5;VLOOKUP([.E13];[$Einstellungen.$A$3:.$B$15];2);(VLOOKUP([.E13];[$Einstellungen.$A$3:.$C$15];3)*([.D13]-[.C13])*24)))">
            <text:p/>
          </table:table-cell>
          <table:table-cell table:style-name="ce37"/>
          <table:table-cell table:style-name="ce39"/>
          <table:table-cell table:style-name="ce46"/>
          <table:table-cell table:number-columns-repeated="247"/>
        </table:table-row>
        <table:table-row table:style-name="ro4">
          <table:table-cell table:style-name="ce6" table:formula="oooc:=IF(MONTH([.A13]+1)&lt;&gt;MONTH([.$A$7]);&quot;&quot;;[.A13]+1)" office:value-type="date" office:date-value="2006-10-08">
            <text:p>08. 10</text:p>
          </table:table-cell>
          <table:table-cell table:style-name="ce19" table:formula="oooc:=IF([.A14]=&quot;&quot;;&quot;&quot;;VLOOKUP(WEEKDAY([.A14]);[$Einstellungen.$A$36:.$B$42];2))" office:value-type="string" office:string-value="So">
            <text:p>So</text:p>
          </table:table-cell>
          <table:table-cell table:number-columns-repeated="2" table:style-name="ce26"/>
          <table:table-cell table:style-name="ce32" table:content-validation-name="val3"/>
          <table:table-cell table:style-name="ce34" table:formula="oooc:=IF([.E14]=&quot;&quot;;&quot;&quot;;IF([.D14]-[.C14]&gt;=0.5;VLOOKUP([.E14];[$Einstellungen.$A$3:.$B$15];2);(VLOOKUP([.E14];[$Einstellungen.$A$3:.$C$15];3)*([.D14]-[.C14])*24)))">
            <text:p/>
          </table:table-cell>
          <table:table-cell table:style-name="ce38"/>
          <table:table-cell table:style-name="ce39"/>
          <table:table-cell table:style-name="ce46"/>
          <table:table-cell table:number-columns-repeated="247"/>
        </table:table-row>
        <table:table-row table:style-name="ro4">
          <table:table-cell table:style-name="ce7" table:formula="oooc:=IF(MONTH([.A14]+1)&lt;&gt;MONTH([.$A$7]);&quot;&quot;;[.A14]+1)" office:value-type="date" office:date-value="2006-10-09">
            <text:p>09. 10</text:p>
          </table:table-cell>
          <table:table-cell table:style-name="ce18" table:formula="oooc:=IF([.A15]=&quot;&quot;;&quot;&quot;;VLOOKUP(WEEKDAY([.A15]);[$Einstellungen.$A$36:.$B$42];2))" office:value-type="string" office:string-value="Mo">
            <text:p>Mo</text:p>
          </table:table-cell>
          <table:table-cell table:number-columns-repeated="2" table:style-name="ce25"/>
          <table:table-cell table:style-name="ce31" table:content-validation-name="val3"/>
          <table:table-cell table:style-name="ce33" table:formula="oooc:=IF([.E15]=&quot;&quot;;&quot;&quot;;IF([.D15]-[.C15]&gt;=0.5;VLOOKUP([.E15];[$Einstellungen.$A$3:.$B$15];2);(VLOOKUP([.E15];[$Einstellungen.$A$3:.$C$15];3)*([.D15]-[.C15])*24)))">
            <text:p/>
          </table:table-cell>
          <table:table-cell table:style-name="ce37"/>
          <table:table-cell table:style-name="ce39"/>
          <table:table-cell table:style-name="ce46"/>
          <table:table-cell table:number-columns-repeated="247"/>
        </table:table-row>
        <table:table-row table:style-name="ro4">
          <table:table-cell table:style-name="ce6" table:formula="oooc:=IF(MONTH([.A15]+1)&lt;&gt;MONTH([.$A$7]);&quot;&quot;;[.A15]+1)" office:value-type="date" office:date-value="2006-10-10">
            <text:p>10. 10</text:p>
          </table:table-cell>
          <table:table-cell table:style-name="ce19" table:formula="oooc:=IF([.A16]=&quot;&quot;;&quot;&quot;;VLOOKUP(WEEKDAY([.A16]);[$Einstellungen.$A$36:.$B$42];2))" office:value-type="string" office:string-value="Di">
            <text:p>Di</text:p>
          </table:table-cell>
          <table:table-cell table:number-columns-repeated="2" table:style-name="ce26"/>
          <table:table-cell table:style-name="ce32" table:content-validation-name="val3"/>
          <table:table-cell table:style-name="ce34" table:formula="oooc:=IF([.E16]=&quot;&quot;;&quot;&quot;;IF([.D16]-[.C16]&gt;=0.5;VLOOKUP([.E16];[$Einstellungen.$A$3:.$B$15];2);(VLOOKUP([.E16];[$Einstellungen.$A$3:.$C$15];3)*([.D16]-[.C16])*24)))">
            <text:p/>
          </table:table-cell>
          <table:table-cell table:style-name="ce38"/>
          <table:table-cell table:style-name="ce39"/>
          <table:table-cell table:style-name="ce46"/>
          <table:table-cell table:number-columns-repeated="247"/>
        </table:table-row>
        <table:table-row table:style-name="ro4">
          <table:table-cell table:style-name="ce7" table:formula="oooc:=IF(MONTH([.A16]+1)&lt;&gt;MONTH([.$A$7]);&quot;&quot;;[.A16]+1)" office:value-type="date" office:date-value="2006-10-11">
            <text:p>11. 10</text:p>
          </table:table-cell>
          <table:table-cell table:style-name="ce18" table:formula="oooc:=IF([.A17]=&quot;&quot;;&quot;&quot;;VLOOKUP(WEEKDAY([.A17]);[$Einstellungen.$A$36:.$B$42];2))" office:value-type="string" office:string-value="Mi">
            <text:p>Mi</text:p>
          </table:table-cell>
          <table:table-cell table:number-columns-repeated="2" table:style-name="ce25"/>
          <table:table-cell table:style-name="ce31" table:content-validation-name="val3"/>
          <table:table-cell table:style-name="ce33" table:formula="oooc:=IF([.E17]=&quot;&quot;;&quot;&quot;;IF([.D17]-[.C17]&gt;=0.5;VLOOKUP([.E17];[$Einstellungen.$A$3:.$B$15];2);(VLOOKUP([.E17];[$Einstellungen.$A$3:.$C$15];3)*([.D17]-[.C17])*24)))">
            <text:p/>
          </table:table-cell>
          <table:table-cell table:style-name="ce37"/>
          <table:table-cell table:style-name="ce39"/>
          <table:table-cell table:style-name="ce46"/>
          <table:table-cell table:number-columns-repeated="247"/>
        </table:table-row>
        <table:table-row table:style-name="ro4">
          <table:table-cell table:style-name="ce6" table:formula="oooc:=IF(MONTH([.A17]+1)&lt;&gt;MONTH([.$A$7]);&quot;&quot;;[.A17]+1)" office:value-type="date" office:date-value="2006-10-12">
            <text:p>12. 10</text:p>
          </table:table-cell>
          <table:table-cell table:style-name="ce19" table:formula="oooc:=IF([.A18]=&quot;&quot;;&quot;&quot;;VLOOKUP(WEEKDAY([.A18]);[$Einstellungen.$A$36:.$B$42];2))" office:value-type="string" office:string-value="Do">
            <text:p>Do</text:p>
          </table:table-cell>
          <table:table-cell table:number-columns-repeated="2" table:style-name="ce26"/>
          <table:table-cell table:style-name="ce32" table:content-validation-name="val3"/>
          <table:table-cell table:style-name="ce34" table:formula="oooc:=IF([.E18]=&quot;&quot;;&quot;&quot;;IF([.D18]-[.C18]&gt;=0.5;VLOOKUP([.E18];[$Einstellungen.$A$3:.$B$15];2);(VLOOKUP([.E18];[$Einstellungen.$A$3:.$C$15];3)*([.D18]-[.C18])*24)))">
            <text:p/>
          </table:table-cell>
          <table:table-cell table:style-name="ce38"/>
          <table:table-cell table:style-name="ce39"/>
          <table:table-cell table:style-name="ce46"/>
          <table:table-cell table:number-columns-repeated="247"/>
        </table:table-row>
        <table:table-row table:style-name="ro4">
          <table:table-cell table:style-name="ce7" table:formula="oooc:=IF(MONTH([.A18]+1)&lt;&gt;MONTH([.$A$7]);&quot;&quot;;[.A18]+1)" office:value-type="date" office:date-value="2006-10-13">
            <text:p>13. 10</text:p>
          </table:table-cell>
          <table:table-cell table:style-name="ce18" table:formula="oooc:=IF([.A19]=&quot;&quot;;&quot;&quot;;VLOOKUP(WEEKDAY([.A19]);[$Einstellungen.$A$36:.$B$42];2))" office:value-type="string" office:string-value="Fr">
            <text:p>Fr</text:p>
          </table:table-cell>
          <table:table-cell table:number-columns-repeated="2" table:style-name="ce25"/>
          <table:table-cell table:style-name="ce31" table:content-validation-name="val3"/>
          <table:table-cell table:style-name="ce33" table:formula="oooc:=IF([.E19]=&quot;&quot;;&quot;&quot;;IF([.D19]-[.C19]&gt;=0.5;VLOOKUP([.E19];[$Einstellungen.$A$3:.$B$15];2);(VLOOKUP([.E19];[$Einstellungen.$A$3:.$C$15];3)*([.D19]-[.C19])*24)))">
            <text:p/>
          </table:table-cell>
          <table:table-cell table:style-name="ce37"/>
          <table:table-cell table:style-name="ce39"/>
          <table:table-cell table:style-name="ce46"/>
          <table:table-cell table:number-columns-repeated="247"/>
        </table:table-row>
        <table:table-row table:style-name="ro4">
          <table:table-cell table:style-name="ce6" table:formula="oooc:=IF(MONTH([.A19]+1)&lt;&gt;MONTH([.$A$7]);&quot;&quot;;[.A19]+1)" office:value-type="date" office:date-value="2006-10-14">
            <text:p>14. 10</text:p>
          </table:table-cell>
          <table:table-cell table:style-name="ce19" table:formula="oooc:=IF([.A20]=&quot;&quot;;&quot;&quot;;VLOOKUP(WEEKDAY([.A20]);[$Einstellungen.$A$36:.$B$42];2))" office:value-type="string" office:string-value="Sa">
            <text:p>Sa</text:p>
          </table:table-cell>
          <table:table-cell table:number-columns-repeated="2" table:style-name="ce26"/>
          <table:table-cell table:style-name="ce32" table:content-validation-name="val3"/>
          <table:table-cell table:style-name="ce34" table:formula="oooc:=IF([.E20]=&quot;&quot;;&quot;&quot;;IF([.D20]-[.C20]&gt;=0.5;VLOOKUP([.E20];[$Einstellungen.$A$3:.$B$15];2);(VLOOKUP([.E20];[$Einstellungen.$A$3:.$C$15];3)*([.D20]-[.C20])*24)))">
            <text:p/>
          </table:table-cell>
          <table:table-cell table:style-name="ce38"/>
          <table:table-cell table:style-name="ce39"/>
          <table:table-cell table:style-name="ce46"/>
          <table:table-cell table:number-columns-repeated="247"/>
        </table:table-row>
        <table:table-row table:style-name="ro4">
          <table:table-cell table:style-name="ce7" table:formula="oooc:=IF(MONTH([.A20]+1)&lt;&gt;MONTH([.$A$7]);&quot;&quot;;[.A20]+1)" office:value-type="date" office:date-value="2006-10-15">
            <text:p>15. 10</text:p>
          </table:table-cell>
          <table:table-cell table:style-name="ce18" table:formula="oooc:=IF([.A21]=&quot;&quot;;&quot;&quot;;VLOOKUP(WEEKDAY([.A21]);[$Einstellungen.$A$36:.$B$42];2))" office:value-type="string" office:string-value="So">
            <text:p>So</text:p>
          </table:table-cell>
          <table:table-cell table:number-columns-repeated="2" table:style-name="ce25"/>
          <table:table-cell table:style-name="ce31" table:content-validation-name="val3"/>
          <table:table-cell table:style-name="ce33" table:formula="oooc:=IF([.E21]=&quot;&quot;;&quot;&quot;;IF([.D21]-[.C21]&gt;=0.5;VLOOKUP([.E21];[$Einstellungen.$A$3:.$B$15];2);(VLOOKUP([.E21];[$Einstellungen.$A$3:.$C$15];3)*([.D21]-[.C21])*24)))">
            <text:p/>
          </table:table-cell>
          <table:table-cell table:style-name="ce37"/>
          <table:table-cell table:style-name="ce39"/>
          <table:table-cell table:style-name="ce46"/>
          <table:table-cell table:number-columns-repeated="247"/>
        </table:table-row>
        <table:table-row table:style-name="ro4">
          <table:table-cell table:style-name="ce6" table:formula="oooc:=IF(MONTH([.A21]+1)&lt;&gt;MONTH([.$A$7]);&quot;&quot;;[.A21]+1)" office:value-type="date" office:date-value="2006-10-16">
            <text:p>16. 10</text:p>
          </table:table-cell>
          <table:table-cell table:style-name="ce19" table:formula="oooc:=IF([.A22]=&quot;&quot;;&quot;&quot;;VLOOKUP(WEEKDAY([.A22]);[$Einstellungen.$A$36:.$B$42];2))" office:value-type="string" office:string-value="Mo">
            <text:p>Mo</text:p>
          </table:table-cell>
          <table:table-cell table:number-columns-repeated="2" table:style-name="ce26"/>
          <table:table-cell table:style-name="ce32" table:content-validation-name="val3"/>
          <table:table-cell table:style-name="ce34" table:formula="oooc:=IF([.E22]=&quot;&quot;;&quot;&quot;;IF([.D22]-[.C22]&gt;=0.5;VLOOKUP([.E22];[$Einstellungen.$A$3:.$B$15];2);(VLOOKUP([.E22];[$Einstellungen.$A$3:.$C$15];3)*([.D22]-[.C22])*24)))">
            <text:p/>
          </table:table-cell>
          <table:table-cell table:style-name="ce38"/>
          <table:table-cell table:style-name="ce39"/>
          <table:table-cell table:style-name="ce46"/>
          <table:table-cell table:number-columns-repeated="247"/>
        </table:table-row>
        <table:table-row table:style-name="ro4">
          <table:table-cell table:style-name="ce7" table:formula="oooc:=IF(MONTH([.A22]+1)&lt;&gt;MONTH([.$A$7]);&quot;&quot;;[.A22]+1)" office:value-type="date" office:date-value="2006-10-17">
            <text:p>17. 10</text:p>
          </table:table-cell>
          <table:table-cell table:style-name="ce18" table:formula="oooc:=IF([.A23]=&quot;&quot;;&quot;&quot;;VLOOKUP(WEEKDAY([.A23]);[$Einstellungen.$A$36:.$B$42];2))" office:value-type="string" office:string-value="Di">
            <text:p>Di</text:p>
          </table:table-cell>
          <table:table-cell table:number-columns-repeated="2" table:style-name="ce25"/>
          <table:table-cell table:style-name="ce31" table:content-validation-name="val3"/>
          <table:table-cell table:style-name="ce33" table:formula="oooc:=IF([.E23]=&quot;&quot;;&quot;&quot;;IF([.D23]-[.C23]&gt;=0.5;VLOOKUP([.E23];[$Einstellungen.$A$3:.$B$15];2);(VLOOKUP([.E23];[$Einstellungen.$A$3:.$C$15];3)*([.D23]-[.C23])*24)))">
            <text:p/>
          </table:table-cell>
          <table:table-cell table:style-name="ce37"/>
          <table:table-cell table:style-name="ce39"/>
          <table:table-cell table:style-name="ce46"/>
          <table:table-cell table:number-columns-repeated="247"/>
        </table:table-row>
        <table:table-row table:style-name="ro4">
          <table:table-cell table:style-name="ce6" table:formula="oooc:=IF(MONTH([.A23]+1)&lt;&gt;MONTH([.$A$7]);&quot;&quot;;[.A23]+1)" office:value-type="date" office:date-value="2006-10-18">
            <text:p>18. 10</text:p>
          </table:table-cell>
          <table:table-cell table:style-name="ce19" table:formula="oooc:=IF([.A24]=&quot;&quot;;&quot;&quot;;VLOOKUP(WEEKDAY([.A24]);[$Einstellungen.$A$36:.$B$42];2))" office:value-type="string" office:string-value="Mi">
            <text:p>Mi</text:p>
          </table:table-cell>
          <table:table-cell table:number-columns-repeated="2" table:style-name="ce26"/>
          <table:table-cell table:style-name="ce32" table:content-validation-name="val3"/>
          <table:table-cell table:style-name="ce34" table:formula="oooc:=IF([.E24]=&quot;&quot;;&quot;&quot;;IF([.D24]-[.C24]&gt;=0.5;VLOOKUP([.E24];[$Einstellungen.$A$3:.$B$15];2);(VLOOKUP([.E24];[$Einstellungen.$A$3:.$C$15];3)*([.D24]-[.C24])*24)))">
            <text:p/>
          </table:table-cell>
          <table:table-cell table:style-name="ce38"/>
          <table:table-cell table:style-name="ce39"/>
          <table:table-cell table:style-name="ce46"/>
          <table:table-cell table:number-columns-repeated="247"/>
        </table:table-row>
        <table:table-row table:style-name="ro4">
          <table:table-cell table:style-name="ce7" table:formula="oooc:=IF(MONTH([.A24]+1)&lt;&gt;MONTH([.$A$7]);&quot;&quot;;[.A24]+1)" office:value-type="date" office:date-value="2006-10-19">
            <text:p>19. 10</text:p>
          </table:table-cell>
          <table:table-cell table:style-name="ce18" table:formula="oooc:=IF([.A25]=&quot;&quot;;&quot;&quot;;VLOOKUP(WEEKDAY([.A25]);[$Einstellungen.$A$36:.$B$42];2))" office:value-type="string" office:string-value="Do">
            <text:p>Do</text:p>
          </table:table-cell>
          <table:table-cell table:number-columns-repeated="2" table:style-name="ce25"/>
          <table:table-cell table:style-name="ce31" table:content-validation-name="val3"/>
          <table:table-cell table:style-name="ce33" table:formula="oooc:=IF([.E25]=&quot;&quot;;&quot;&quot;;IF([.D25]-[.C25]&gt;=0.5;VLOOKUP([.E25];[$Einstellungen.$A$3:.$B$15];2);(VLOOKUP([.E25];[$Einstellungen.$A$3:.$C$15];3)*([.D25]-[.C25])*24)))">
            <text:p/>
          </table:table-cell>
          <table:table-cell table:style-name="ce37"/>
          <table:table-cell table:style-name="ce39"/>
          <table:table-cell table:style-name="ce46"/>
          <table:table-cell table:number-columns-repeated="247"/>
        </table:table-row>
        <table:table-row table:style-name="ro4">
          <table:table-cell table:style-name="ce6" table:formula="oooc:=IF(MONTH([.A25]+1)&lt;&gt;MONTH([.$A$7]);&quot;&quot;;[.A25]+1)" office:value-type="date" office:date-value="2006-10-20">
            <text:p>20. 10</text:p>
          </table:table-cell>
          <table:table-cell table:style-name="ce19" table:formula="oooc:=IF([.A26]=&quot;&quot;;&quot;&quot;;VLOOKUP(WEEKDAY([.A26]);[$Einstellungen.$A$36:.$B$42];2))" office:value-type="string" office:string-value="Fr">
            <text:p>Fr</text:p>
          </table:table-cell>
          <table:table-cell table:number-columns-repeated="2" table:style-name="ce26"/>
          <table:table-cell table:style-name="ce32" table:content-validation-name="val3"/>
          <table:table-cell table:style-name="ce34" table:formula="oooc:=IF([.E26]=&quot;&quot;;&quot;&quot;;IF([.D26]-[.C26]&gt;=0.5;VLOOKUP([.E26];[$Einstellungen.$A$3:.$B$15];2);(VLOOKUP([.E26];[$Einstellungen.$A$3:.$C$15];3)*([.D26]-[.C26])*24)))">
            <text:p/>
          </table:table-cell>
          <table:table-cell table:style-name="ce38"/>
          <table:table-cell table:style-name="ce39"/>
          <table:table-cell table:style-name="ce46"/>
          <table:table-cell table:number-columns-repeated="247"/>
        </table:table-row>
        <table:table-row table:style-name="ro4">
          <table:table-cell table:style-name="ce7" table:formula="oooc:=IF(MONTH([.A26]+1)&lt;&gt;MONTH([.$A$7]);&quot;&quot;;[.A26]+1)" office:value-type="date" office:date-value="2006-10-21">
            <text:p>21. 10</text:p>
          </table:table-cell>
          <table:table-cell table:style-name="ce18" table:formula="oooc:=IF([.A27]=&quot;&quot;;&quot;&quot;;VLOOKUP(WEEKDAY([.A27]);[$Einstellungen.$A$36:.$B$42];2))" office:value-type="string" office:string-value="Sa">
            <text:p>Sa</text:p>
          </table:table-cell>
          <table:table-cell table:number-columns-repeated="2" table:style-name="ce25"/>
          <table:table-cell table:style-name="ce31" table:content-validation-name="val3"/>
          <table:table-cell table:style-name="ce33" table:formula="oooc:=IF([.E27]=&quot;&quot;;&quot;&quot;;IF([.D27]-[.C27]&gt;=0.5;VLOOKUP([.E27];[$Einstellungen.$A$3:.$B$15];2);(VLOOKUP([.E27];[$Einstellungen.$A$3:.$C$15];3)*([.D27]-[.C27])*24)))">
            <text:p/>
          </table:table-cell>
          <table:table-cell table:style-name="ce37"/>
          <table:table-cell table:style-name="ce39"/>
          <table:table-cell table:style-name="ce46"/>
          <table:table-cell table:number-columns-repeated="247"/>
        </table:table-row>
        <table:table-row table:style-name="ro4">
          <table:table-cell table:style-name="ce6" table:formula="oooc:=IF(MONTH([.A27]+1)&lt;&gt;MONTH([.$A$7]);&quot;&quot;;[.A27]+1)" office:value-type="date" office:date-value="2006-10-22">
            <text:p>22. 10</text:p>
          </table:table-cell>
          <table:table-cell table:style-name="ce19" table:formula="oooc:=IF([.A28]=&quot;&quot;;&quot;&quot;;VLOOKUP(WEEKDAY([.A28]);[$Einstellungen.$A$36:.$B$42];2))" office:value-type="string" office:string-value="So">
            <text:p>So</text:p>
          </table:table-cell>
          <table:table-cell table:number-columns-repeated="2" table:style-name="ce26"/>
          <table:table-cell table:style-name="ce32" table:content-validation-name="val3"/>
          <table:table-cell table:style-name="ce34" table:formula="oooc:=IF([.E28]=&quot;&quot;;&quot;&quot;;IF([.D28]-[.C28]&gt;=0.5;VLOOKUP([.E28];[$Einstellungen.$A$3:.$B$15];2);(VLOOKUP([.E28];[$Einstellungen.$A$3:.$C$15];3)*([.D28]-[.C28])*24)))">
            <text:p/>
          </table:table-cell>
          <table:table-cell table:style-name="ce38"/>
          <table:table-cell table:style-name="ce39"/>
          <table:table-cell table:style-name="ce46"/>
          <table:table-cell table:number-columns-repeated="247"/>
        </table:table-row>
        <table:table-row table:style-name="ro4">
          <table:table-cell table:style-name="ce7" table:formula="oooc:=IF(MONTH([.A28]+1)&lt;&gt;MONTH([.$A$7]);&quot;&quot;;[.A28]+1)" office:value-type="date" office:date-value="2006-10-23">
            <text:p>23. 10</text:p>
          </table:table-cell>
          <table:table-cell table:style-name="ce18" table:formula="oooc:=IF([.A29]=&quot;&quot;;&quot;&quot;;VLOOKUP(WEEKDAY([.A29]);[$Einstellungen.$A$36:.$B$42];2))" office:value-type="string" office:string-value="Mo">
            <text:p>Mo</text:p>
          </table:table-cell>
          <table:table-cell table:number-columns-repeated="2" table:style-name="ce25"/>
          <table:table-cell table:style-name="ce31" table:content-validation-name="val3"/>
          <table:table-cell table:style-name="ce33" table:formula="oooc:=IF([.E29]=&quot;&quot;;&quot;&quot;;IF([.D29]-[.C29]&gt;=0.5;VLOOKUP([.E29];[$Einstellungen.$A$3:.$B$15];2);(VLOOKUP([.E29];[$Einstellungen.$A$3:.$C$15];3)*([.D29]-[.C29])*24)))">
            <text:p/>
          </table:table-cell>
          <table:table-cell table:style-name="ce37"/>
          <table:table-cell table:style-name="ce39"/>
          <table:table-cell table:style-name="ce46"/>
          <table:table-cell table:number-columns-repeated="247"/>
        </table:table-row>
        <table:table-row table:style-name="ro4">
          <table:table-cell table:style-name="ce6" table:formula="oooc:=IF(MONTH([.A29]+1)&lt;&gt;MONTH([.$A$7]);&quot;&quot;;[.A29]+1)" office:value-type="date" office:date-value="2006-10-24">
            <text:p>24. 10</text:p>
          </table:table-cell>
          <table:table-cell table:style-name="ce19" table:formula="oooc:=IF([.A30]=&quot;&quot;;&quot;&quot;;VLOOKUP(WEEKDAY([.A30]);[$Einstellungen.$A$36:.$B$42];2))" office:value-type="string" office:string-value="Di">
            <text:p>Di</text:p>
          </table:table-cell>
          <table:table-cell table:number-columns-repeated="2" table:style-name="ce26"/>
          <table:table-cell table:style-name="ce32" table:content-validation-name="val3"/>
          <table:table-cell table:style-name="ce34" table:formula="oooc:=IF([.E30]=&quot;&quot;;&quot;&quot;;IF([.D30]-[.C30]&gt;=0.5;VLOOKUP([.E30];[$Einstellungen.$A$3:.$B$15];2);(VLOOKUP([.E30];[$Einstellungen.$A$3:.$C$15];3)*([.D30]-[.C30])*24)))">
            <text:p/>
          </table:table-cell>
          <table:table-cell table:style-name="ce38"/>
          <table:table-cell table:style-name="ce39"/>
          <table:table-cell table:style-name="ce46"/>
          <table:table-cell table:number-columns-repeated="247"/>
        </table:table-row>
        <table:table-row table:style-name="ro4">
          <table:table-cell table:style-name="ce7" table:formula="oooc:=IF(MONTH([.A30]+1)&lt;&gt;MONTH([.$A$7]);&quot;&quot;;[.A30]+1)" office:value-type="date" office:date-value="2006-10-25">
            <text:p>25. 10</text:p>
          </table:table-cell>
          <table:table-cell table:style-name="ce18" table:formula="oooc:=IF([.A31]=&quot;&quot;;&quot;&quot;;VLOOKUP(WEEKDAY([.A31]);[$Einstellungen.$A$36:.$B$42];2))" office:value-type="string" office:string-value="Mi">
            <text:p>Mi</text:p>
          </table:table-cell>
          <table:table-cell table:number-columns-repeated="2" table:style-name="ce25"/>
          <table:table-cell table:style-name="ce31" table:content-validation-name="val3"/>
          <table:table-cell table:style-name="ce33" table:formula="oooc:=IF([.E31]=&quot;&quot;;&quot;&quot;;IF([.D31]-[.C31]&gt;=0.5;VLOOKUP([.E31];[$Einstellungen.$A$3:.$B$15];2);(VLOOKUP([.E31];[$Einstellungen.$A$3:.$C$15];3)*([.D31]-[.C31])*24)))">
            <text:p/>
          </table:table-cell>
          <table:table-cell table:style-name="ce37"/>
          <table:table-cell table:style-name="ce39"/>
          <table:table-cell table:style-name="ce46"/>
          <table:table-cell table:number-columns-repeated="247"/>
        </table:table-row>
        <table:table-row table:style-name="ro4">
          <table:table-cell table:style-name="ce6" table:formula="oooc:=IF(MONTH([.A31]+1)&lt;&gt;MONTH([.$A$7]);&quot;&quot;;[.A31]+1)" office:value-type="date" office:date-value="2006-10-26">
            <text:p>26. 10</text:p>
          </table:table-cell>
          <table:table-cell table:style-name="ce19" table:formula="oooc:=IF([.A32]=&quot;&quot;;&quot;&quot;;VLOOKUP(WEEKDAY([.A32]);[$Einstellungen.$A$36:.$B$42];2))" office:value-type="string" office:string-value="Do">
            <text:p>Do</text:p>
          </table:table-cell>
          <table:table-cell table:number-columns-repeated="2" table:style-name="ce26"/>
          <table:table-cell table:style-name="ce32" table:content-validation-name="val3"/>
          <table:table-cell table:style-name="ce34" table:formula="oooc:=IF([.E32]=&quot;&quot;;&quot;&quot;;IF([.D32]-[.C32]&gt;=0.5;VLOOKUP([.E32];[$Einstellungen.$A$3:.$B$15];2);(VLOOKUP([.E32];[$Einstellungen.$A$3:.$C$15];3)*([.D32]-[.C32])*24)))">
            <text:p/>
          </table:table-cell>
          <table:table-cell table:style-name="ce38"/>
          <table:table-cell table:style-name="ce39"/>
          <table:table-cell table:style-name="ce46"/>
          <table:table-cell table:number-columns-repeated="247"/>
        </table:table-row>
        <table:table-row table:style-name="ro4">
          <table:table-cell table:style-name="ce7" table:formula="oooc:=IF(MONTH([.A32]+1)&lt;&gt;MONTH([.$A$7]);&quot;&quot;;[.A32]+1)" office:value-type="date" office:date-value="2006-10-27">
            <text:p>27. 10</text:p>
          </table:table-cell>
          <table:table-cell table:style-name="ce18" table:formula="oooc:=IF([.A33]=&quot;&quot;;&quot;&quot;;VLOOKUP(WEEKDAY([.A33]);[$Einstellungen.$A$36:.$B$42];2))" office:value-type="string" office:string-value="Fr">
            <text:p>Fr</text:p>
          </table:table-cell>
          <table:table-cell table:number-columns-repeated="2" table:style-name="ce25"/>
          <table:table-cell table:style-name="ce31" table:content-validation-name="val3"/>
          <table:table-cell table:style-name="ce33" table:formula="oooc:=IF([.E33]=&quot;&quot;;&quot;&quot;;IF([.D33]-[.C33]&gt;=0.5;VLOOKUP([.E33];[$Einstellungen.$A$3:.$B$15];2);(VLOOKUP([.E33];[$Einstellungen.$A$3:.$C$15];3)*([.D33]-[.C33])*24)))">
            <text:p/>
          </table:table-cell>
          <table:table-cell table:style-name="ce37"/>
          <table:table-cell table:style-name="ce39"/>
          <table:table-cell table:style-name="ce46"/>
          <table:table-cell table:number-columns-repeated="247"/>
        </table:table-row>
        <table:table-row table:style-name="ro4">
          <table:table-cell table:style-name="ce6" table:formula="oooc:=IF(MONTH([.A33]+1)&lt;&gt;MONTH([.$A$7]);&quot;&quot;;[.A33]+1)" office:value-type="date" office:date-value="2006-10-28">
            <text:p>28. 10</text:p>
          </table:table-cell>
          <table:table-cell table:style-name="ce19" table:formula="oooc:=IF([.A34]=&quot;&quot;;&quot;&quot;;VLOOKUP(WEEKDAY([.A34]);[$Einstellungen.$A$36:.$B$42];2))" office:value-type="string" office:string-value="Sa">
            <text:p>Sa</text:p>
          </table:table-cell>
          <table:table-cell table:number-columns-repeated="2" table:style-name="ce26"/>
          <table:table-cell table:style-name="ce32" table:content-validation-name="val3"/>
          <table:table-cell table:style-name="ce34" table:formula="oooc:=IF([.E34]=&quot;&quot;;&quot;&quot;;IF([.D34]-[.C34]&gt;=0.5;VLOOKUP([.E34];[$Einstellungen.$A$3:.$B$15];2);(VLOOKUP([.E34];[$Einstellungen.$A$3:.$C$15];3)*([.D34]-[.C34])*24)))">
            <text:p/>
          </table:table-cell>
          <table:table-cell table:style-name="ce38"/>
          <table:table-cell table:style-name="ce39"/>
          <table:table-cell table:style-name="ce46"/>
          <table:table-cell table:number-columns-repeated="247"/>
        </table:table-row>
        <table:table-row table:style-name="ro4">
          <table:table-cell table:style-name="ce7" table:formula="oooc:=IF(MONTH([.A34]+1)&lt;&gt;MONTH([.$A$7]);&quot;&quot;;[.A34]+1)" office:value-type="date" office:date-value="2006-10-29">
            <text:p>29. 10</text:p>
          </table:table-cell>
          <table:table-cell table:style-name="ce18" table:formula="oooc:=IF([.A35]=&quot;&quot;;&quot;&quot;;VLOOKUP(WEEKDAY([.A35]);[$Einstellungen.$A$36:.$B$42];2))" office:value-type="string" office:string-value="So">
            <text:p>So</text:p>
          </table:table-cell>
          <table:table-cell table:number-columns-repeated="2" table:style-name="ce25"/>
          <table:table-cell table:style-name="ce31" table:content-validation-name="val3"/>
          <table:table-cell table:style-name="ce33" table:formula="oooc:=IF([.E35]=&quot;&quot;;&quot;&quot;;IF([.D35]-[.C35]&gt;=0.5;VLOOKUP([.E35];[$Einstellungen.$A$3:.$B$15];2);(VLOOKUP([.E35];[$Einstellungen.$A$3:.$C$15];3)*([.D35]-[.C35])*24)))">
            <text:p/>
          </table:table-cell>
          <table:table-cell table:style-name="ce37"/>
          <table:table-cell table:style-name="ce39"/>
          <table:table-cell table:style-name="ce46"/>
          <table:table-cell table:number-columns-repeated="247"/>
        </table:table-row>
        <table:table-row table:style-name="ro4">
          <table:table-cell table:style-name="ce6" table:formula="oooc:=IF(MONTH([.A35]+1)&lt;&gt;MONTH([.$A$7]);&quot;&quot;;[.A35]+1)" office:value-type="date" office:date-value="2006-10-30">
            <text:p>30. 10</text:p>
          </table:table-cell>
          <table:table-cell table:style-name="ce19" table:formula="oooc:=IF([.A36]=&quot;&quot;;&quot;&quot;;VLOOKUP(WEEKDAY([.A36]);[$Einstellungen.$A$36:.$B$42];2))" office:value-type="string" office:string-value="Mo">
            <text:p>Mo</text:p>
          </table:table-cell>
          <table:table-cell table:number-columns-repeated="2" table:style-name="ce26"/>
          <table:table-cell table:style-name="ce32" table:content-validation-name="val3"/>
          <table:table-cell table:style-name="ce34" table:formula="oooc:=IF([.E36]=&quot;&quot;;&quot;&quot;;IF([.D36]-[.C36]&gt;=0.5;VLOOKUP([.E36];[$Einstellungen.$A$3:.$B$15];2);(VLOOKUP([.E36];[$Einstellungen.$A$3:.$C$15];3)*([.D36]-[.C36])*24)))">
            <text:p/>
          </table:table-cell>
          <table:table-cell table:style-name="ce38"/>
          <table:table-cell table:style-name="ce39"/>
          <table:table-cell table:style-name="ce46"/>
          <table:table-cell table:number-columns-repeated="247"/>
        </table:table-row>
        <table:table-row table:style-name="ro4">
          <table:table-cell table:style-name="ce7" table:formula="oooc:=IF(MONTH([.A36]+1)&lt;&gt;MONTH([.$A$7]);&quot;&quot;;[.A36]+1)" office:value-type="date" office:date-value="2006-10-31">
            <text:p>31. 10</text:p>
          </table:table-cell>
          <table:table-cell table:style-name="ce18" table:formula="oooc:=IF([.A37]=&quot;&quot;;&quot;&quot;;VLOOKUP(WEEKDAY([.A37]);[$Einstellungen.$A$36:.$B$42];2))" office:value-type="string" office:string-value="Di">
            <text:p>Di</text:p>
          </table:table-cell>
          <table:table-cell table:number-columns-repeated="2" table:style-name="ce25"/>
          <table:table-cell table:style-name="ce31" table:content-validation-name="val3"/>
          <table:table-cell table:style-name="ce33" table:formula="oooc:=IF([.E37]=&quot;&quot;;&quot;&quot;;IF([.D37]-[.C37]&gt;=0.5;VLOOKUP([.E37];[$Einstellungen.$A$3:.$B$15];2);(VLOOKUP([.E37];[$Einstellungen.$A$3:.$C$15];3)*([.D37]-[.C37])*24)))">
            <text:p/>
          </table:table-cell>
          <table:table-cell table:style-name="ce37"/>
          <table:table-cell table:style-name="ce39"/>
          <table:table-cell table:style-name="ce46"/>
          <table:table-cell/>
          <table:table-cell table:style-name="Default"/>
          <table:table-cell table:number-columns-repeated="245"/>
        </table:table-row>
        <table:table-row table:style-name="ro5">
          <table:table-cell table:style-name="ce8" table:number-columns-repeated="2"/>
          <table:table-cell table:style-name="ce27" table:number-columns-repeated="5"/>
          <table:table-cell table:style-name="ce39"/>
          <table:table-cell table:style-name="ce46"/>
          <table:table-cell table:number-columns-repeated="247"/>
        </table:table-row>
        <table:table-row table:style-name="ro6">
          <table:table-cell table:style-name="ce9" office:value-type="string" table:number-columns-spanned="5" table:number-rows-spanned="1">
            <text:p>Gesamt: </text:p>
          </table:table-cell>
          <table:covered-table-cell table:style-name="ce20"/>
          <table:covered-table-cell table:number-columns-repeated="3" table:style-name="ce28"/>
          <table:table-cell table:style-name="ce35" table:formula="oooc:=SUM([.F7:.F37])" office:value-type="float" office:value="0">
            <text:p>0</text:p>
          </table:table-cell>
          <table:table-cell table:style-name="ce27"/>
          <table:table-cell table:style-name="ce41" office:value-type="string">
            <text:p>Differenzbetrag in Euro</text:p>
          </table:table-cell>
          <table:table-cell table:style-name="ce47" table:formula="oooc:=[.F39]-[.I9]" office:value-type="float" office:value="0">
            <text:p>0</text:p>
          </table:table-cell>
          <table:table-cell table:number-columns-repeated="247"/>
        </table:table-row>
        <table:table-row table:style-name="ro5">
          <table:table-cell table:style-name="ce10"/>
          <table:table-cell table:style-name="ce21"/>
          <table:table-cell table:style-name="ce29" table:number-columns-repeated="6"/>
          <table:table-cell table:style-name="ce48"/>
          <table:table-cell table:number-columns-repeated="247"/>
        </table:table-row>
        <table:table-row table:style-name="ro5">
          <table:table-cell table:style-name="ce11" table:formula="oooc:=&quot;Zeitraum von: &quot;&amp; DAY([.A7]) &amp; &quot;.&quot; &amp; MONTH([.A7]) &amp;&quot; bis &quot; &amp; DAY(IF([.A37]=&quot;&quot;;IF([.A36]=&quot;&quot;;IF([.A35]=&quot;&quot;;IF([.A34]=&quot;&quot;;[.A33]);[.A35]);[.A36]);[.A37])) &amp;&quot;.&quot; &amp; MONTH([.A7]) &amp; &quot;.&quot; &amp; YEAR([.A7])" office:value-type="string" office:string-value="Zeitraum von: 1.10 bis 31.10.2006" table:number-columns-spanned="6" table:number-rows-spanned="1">
            <text:p>Zeitraum von: 1.10 bis 31.10.2006</text:p>
          </table:table-cell>
          <table:covered-table-cell table:style-name="ce22"/>
          <table:covered-table-cell table:number-columns-repeated="3" table:style-name="ce30"/>
          <table:covered-table-cell table:style-name="ce36"/>
          <table:table-cell table:style-name="ce30" office:value-type="string">
            <text:p>Bruttojahreslohn:</text:p>
          </table:table-cell>
          <table:table-cell table:style-name="ce42"/>
          <table:table-cell table:style-name="ce49"/>
          <table:table-cell table:number-columns-repeated="247"/>
        </table:table-row>
        <table:table-row table:style-name="ro7">
          <table:table-cell table:number-columns-repeated="256"/>
        </table:table-row>
        <table:table-row table:style-name="ro7">
          <table:table-cell table:style-name="ce13" table:number-columns-spanned="5" table:number-rows-spanned="8"/>
          <table:covered-table-cell table:number-columns-repeated="4" table:style-name="ce23"/>
          <table:table-cell table:style-name="ce14"/>
          <table:table-cell table:number-columns-repeated="250"/>
        </table:table-row>
        <table:table-row table:style-name="ro7">
          <table:covered-table-cell table:style-name="ce14"/>
          <table:covered-table-cell table:number-columns-repeated="4"/>
          <table:table-cell table:style-name="ce14"/>
          <table:table-cell table:number-columns-repeated="250"/>
        </table:table-row>
        <table:table-row table:style-name="ro7">
          <table:covered-table-cell table:style-name="ce14"/>
          <table:covered-table-cell table:number-columns-repeated="4"/>
          <table:table-cell table:style-name="ce14"/>
          <table:table-cell table:number-columns-repeated="250"/>
        </table:table-row>
        <table:table-row table:style-name="ro7">
          <table:covered-table-cell table:style-name="ce14"/>
          <table:covered-table-cell table:number-columns-repeated="4"/>
          <table:table-cell table:style-name="ce14"/>
          <table:table-cell table:number-columns-repeated="250"/>
        </table:table-row>
        <table:table-row table:style-name="ro7">
          <table:covered-table-cell table:style-name="ce14"/>
          <table:covered-table-cell table:number-columns-repeated="4"/>
          <table:table-cell table:style-name="ce14"/>
          <table:table-cell table:number-columns-repeated="250"/>
        </table:table-row>
        <table:table-row table:style-name="ro7">
          <table:covered-table-cell table:style-name="ce14"/>
          <table:covered-table-cell table:number-columns-repeated="4"/>
          <table:table-cell table:style-name="ce14"/>
          <table:table-cell table:number-columns-repeated="250"/>
        </table:table-row>
        <table:table-row table:style-name="ro7">
          <table:covered-table-cell table:style-name="ce14"/>
          <table:covered-table-cell table:number-columns-repeated="4"/>
          <table:table-cell table:style-name="ce14"/>
          <table:table-cell table:number-columns-repeated="250"/>
        </table:table-row>
        <table:table-row table:style-name="ro7">
          <table:covered-table-cell table:style-name="ce15"/>
          <table:covered-table-cell table:number-columns-repeated="4" table:style-name="ce24"/>
          <table:table-cell table:style-name="ce14"/>
          <table:table-cell table:style-name="ce24" table:number-columns-repeated="2"/>
          <table:table-cell table:number-columns-repeated="248"/>
        </table:table-row>
        <table:table-row table:style-name="ro7">
          <table:table-cell office:value-type="string">
            <text:p>ARBEITGEBERBESTÄTIGUNG</text:p>
          </table:table-cell>
          <table:table-cell table:number-columns-repeated="5"/>
          <table:table-cell office:value-type="string">
            <text:p>Unterschrift des Antragsstellers</text:p>
          </table:table-cell>
          <table:table-cell table:number-columns-repeated="249"/>
        </table:table-row>
        <table:table-row table:style-name="ro7" table:number-rows-repeated="65484">
          <table:table-cell table:number-columns-repeated="256"/>
        </table:table-row>
        <table:table-row table:style-name="ro7">
          <table:table-cell table:number-columns-repeated="256"/>
        </table:table-row>
      </table:table>
      <table:table table:name="Einstellungen" table:style-name="ta1" table:protected="true" table:print="false">
        <table:table-column table:style-name="co11" table:default-cell-style-name="ce51"/>
        <table:table-column table:style-name="co12" table:default-cell-style-name="ce51"/>
        <table:table-column table:style-name="co13" table:default-cell-style-name="ce51"/>
        <table:table-column table:style-name="co9" table:number-columns-repeated="253" table:default-cell-style-name="ce51"/>
        <table:table-row table:style-name="ro7">
          <table:table-cell table:number-columns-repeated="256"/>
        </table:table-row>
        <table:table-row table:style-name="ro7">
          <table:table-cell table:style-name="ce52" office:value-type="string">
            <text:p>Land</text:p>
          </table:table-cell>
          <table:table-cell table:style-name="ce52" office:value-type="string">
            <text:p>Tagessatz (12h +)</text:p>
          </table:table-cell>
          <table:table-cell table:style-name="ce63" office:value-type="string">
            <office:annotation office:display="true" draw:style-name="gr2" draw:text-style-name="P2" svg:width="4.682cm" svg:height="0.694cm" svg:x="9.258cm" svg:y="0.055cm" draw:caption-point-x="-1.607cm" draw:caption-point-y="0.396cm">
              <dc:date>2006-10-01T00:00:00</dc:date>
              <text:p text:style-name="P1"><text:span text:style-name="T1">Wird automatisch berechnet</text:span></text:p>
            </office:annotation>
            <text:p>Stundensatz</text:p>
          </table:table-cell>
          <table:table-cell table:number-columns-repeated="253"/>
        </table:table-row>
        <table:table-row table:style-name="ro7">
          <table:table-cell table:style-name="ce53" office:value-type="string">
            <text:p>A</text:p>
          </table:table-cell>
          <table:table-cell table:style-name="ce59" office:value-type="currency" office:currency="EUR" office:value="26.4">
            <text:p>€ 26,40</text:p>
          </table:table-cell>
          <table:table-cell table:style-name="ce58" table:formula="oooc:=IF([.B3]=&quot;&quot;;&quot;&quot;;[.B3]/[.$D$20])" office:value-type="currency" office:currency="EUR" office:value="2.2">
            <text:p>€ 2,20</text:p>
          </table:table-cell>
          <table:table-cell table:number-columns-repeated="253"/>
        </table:table-row>
        <table:table-row table:style-name="ro7">
          <table:table-cell table:style-name="ce53" office:value-type="string">
            <text:p>D</text:p>
          </table:table-cell>
          <table:table-cell table:style-name="ce59" office:value-type="currency" office:currency="EUR" office:value="35.3">
            <text:p>€ 35,30</text:p>
          </table:table-cell>
          <table:table-cell table:style-name="ce58" table:formula="oooc:=IF([.B4]=&quot;&quot;;&quot;&quot;;[.B4]/[.$D$20])" office:value-type="currency" office:currency="EUR" office:value="2.94166666666667">
            <text:p>€ 2,94</text:p>
          </table:table-cell>
          <table:table-cell table:number-columns-repeated="253"/>
        </table:table-row>
        <table:table-row table:style-name="ro7">
          <table:table-cell table:style-name="ce53" office:value-type="string">
            <text:p>B</text:p>
          </table:table-cell>
          <table:table-cell table:style-name="ce59" office:value-type="currency" office:currency="EUR" office:value="35.3">
            <text:p>€ 35,30</text:p>
          </table:table-cell>
          <table:table-cell table:style-name="ce58" table:formula="oooc:=IF([.B5]=&quot;&quot;;&quot;&quot;;[.B5]/[.$D$20])" office:value-type="currency" office:currency="EUR" office:value="2.94166666666667">
            <text:p>€ 2,94</text:p>
          </table:table-cell>
          <table:table-cell table:number-columns-repeated="253"/>
        </table:table-row>
        <table:table-row table:style-name="ro7">
          <table:table-cell table:style-name="ce53" office:value-type="string">
            <text:p>NL</text:p>
          </table:table-cell>
          <table:table-cell table:style-name="ce59" office:value-type="currency" office:currency="EUR" office:value="35.3">
            <text:p>€ 35,30</text:p>
          </table:table-cell>
          <table:table-cell table:style-name="ce58" table:formula="oooc:=IF([.B6]=&quot;&quot;;&quot;&quot;;[.B6]/[.$D$20])" office:value-type="currency" office:currency="EUR" office:value="2.94166666666667">
            <text:p>€ 2,94</text:p>
          </table:table-cell>
          <table:table-cell table:number-columns-repeated="253"/>
        </table:table-row>
        <table:table-row table:style-name="ro7">
          <table:table-cell table:style-name="ce53"/>
          <table:table-cell table:style-name="ce59"/>
          <table:table-cell table:style-name="ce58" table:formula="oooc:=IF([.B7]=&quot;&quot;;&quot;&quot;;[.B7]/[.$D$20])">
            <text:p/>
          </table:table-cell>
          <table:table-cell table:number-columns-repeated="253"/>
        </table:table-row>
        <table:table-row table:style-name="ro7">
          <table:table-cell table:style-name="ce53"/>
          <table:table-cell table:style-name="ce59"/>
          <table:table-cell table:style-name="ce58" table:formula="oooc:=IF([.B8]=&quot;&quot;;&quot;&quot;;[.B8]/[.$D$20])">
            <text:p/>
          </table:table-cell>
          <table:table-cell table:number-columns-repeated="253"/>
        </table:table-row>
        <table:table-row table:style-name="ro7">
          <table:table-cell table:style-name="ce53"/>
          <table:table-cell table:style-name="ce53"/>
          <table:table-cell table:style-name="ce58" table:formula="oooc:=IF([.B9]=&quot;&quot;;&quot;&quot;;[.B9]/[.$D$20])">
            <text:p/>
          </table:table-cell>
          <table:table-cell table:number-columns-repeated="253"/>
        </table:table-row>
        <table:table-row table:style-name="ro7">
          <table:table-cell table:style-name="ce53"/>
          <table:table-cell table:style-name="ce53"/>
          <table:table-cell table:style-name="ce58" table:formula="oooc:=IF([.B10]=&quot;&quot;;&quot;&quot;;[.B10]/[.$D$20])">
            <text:p/>
          </table:table-cell>
          <table:table-cell table:number-columns-repeated="253"/>
        </table:table-row>
        <table:table-row table:style-name="ro7">
          <table:table-cell table:style-name="ce53"/>
          <table:table-cell table:style-name="ce53"/>
          <table:table-cell table:style-name="ce58" table:formula="oooc:=IF([.B11]=&quot;&quot;;&quot;&quot;;[.B11]/[.$D$20])">
            <text:p/>
          </table:table-cell>
          <table:table-cell table:number-columns-repeated="253"/>
        </table:table-row>
        <table:table-row table:style-name="ro7">
          <table:table-cell table:style-name="ce53"/>
          <table:table-cell table:style-name="ce53"/>
          <table:table-cell table:style-name="ce58" table:formula="oooc:=IF([.B12]=&quot;&quot;;&quot;&quot;;[.B12]/[.$D$20])">
            <text:p/>
          </table:table-cell>
          <table:table-cell table:number-columns-repeated="253"/>
        </table:table-row>
        <table:table-row table:style-name="ro7">
          <table:table-cell table:style-name="ce53"/>
          <table:table-cell table:style-name="ce53"/>
          <table:table-cell table:style-name="ce58" table:formula="oooc:=IF([.B13]=&quot;&quot;;&quot;&quot;;[.B13]/[.$D$20])">
            <text:p/>
          </table:table-cell>
          <table:table-cell table:number-columns-repeated="253"/>
        </table:table-row>
        <table:table-row table:style-name="ro7">
          <table:table-cell table:style-name="ce53"/>
          <table:table-cell table:style-name="ce53"/>
          <table:table-cell table:style-name="ce58" table:formula="oooc:=IF([.B14]=&quot;&quot;;&quot;&quot;;[.B14]/[.$D$20])">
            <text:p/>
          </table:table-cell>
          <table:table-cell table:number-columns-repeated="253"/>
        </table:table-row>
        <table:table-row table:style-name="ro7">
          <table:table-cell table:style-name="ce53"/>
          <table:table-cell table:style-name="ce53"/>
          <table:table-cell table:style-name="ce58" table:formula="oooc:=IF([.B15]=&quot;&quot;;&quot;&quot;;[.B15]/[.$D$20])">
            <text:p/>
          </table:table-cell>
          <table:table-cell table:number-columns-repeated="253"/>
        </table:table-row>
        <table:table-row table:style-name="ro7">
          <table:table-cell table:style-name="ce54" office:value-type="string" table:number-columns-spanned="3" table:number-rows-spanned="1">
            <text:p>Ende Länderliste</text:p>
          </table:table-cell>
          <table:covered-table-cell table:number-columns-repeated="2"/>
          <table:table-cell table:number-columns-repeated="253"/>
        </table:table-row>
        <table:table-row table:style-name="ro7">
          <table:table-cell table:style-name="ce54"/>
          <table:table-cell table:number-columns-repeated="255"/>
        </table:table-row>
        <table:table-row table:style-name="ro7">
          <table:table-cell table:number-columns-repeated="256"/>
        </table:table-row>
        <table:table-row table:style-name="ro8">
          <table:table-cell table:style-name="ce55" office:value-type="string" table:number-columns-spanned="2" table:number-rows-spanned="1">
            <text:p>Wieviel von Tag für vollen Satz?</text:p>
          </table:table-cell>
          <table:covered-table-cell table:style-name="ce60"/>
          <table:table-cell/>
          <table:table-cell table:style-name="ce64" office:value-type="string" table:number-columns-spanned="2" table:number-rows-spanned="1">
            <text:p>Min. Stunden für vollen Tagessatz</text:p>
          </table:table-cell>
          <table:covered-table-cell/>
          <table:table-cell table:number-columns-repeated="251"/>
        </table:table-row>
        <table:table-row table:style-name="ro7">
          <table:table-cell table:style-name="ce56" table:formula="oooc:=[.D20]/24" office:value-type="float" office:value="0.5" table:number-columns-spanned="2" table:number-rows-spanned="1">
            <text:p>0,5</text:p>
          </table:table-cell>
          <table:covered-table-cell table:style-name="ce61"/>
          <table:table-cell/>
          <table:table-cell table:style-name="ce65" office:value-type="float" office:value="12" table:number-columns-spanned="2" table:number-rows-spanned="1">
            <text:p>12</text:p>
          </table:table-cell>
          <table:covered-table-cell/>
          <table:table-cell table:number-columns-repeated="251"/>
        </table:table-row>
        <table:table-row table:style-name="ro7" table:number-rows-repeated="14">
          <table:table-cell table:number-columns-repeated="256"/>
        </table:table-row>
        <table:table-row table:style-name="ro7">
          <table:table-cell table:style-name="ce57" office:value-type="string" table:number-columns-spanned="2" table:number-rows-spanned="1">
            <text:p>Wochentage</text:p>
          </table:table-cell>
          <table:covered-table-cell table:style-name="ce62"/>
          <table:table-cell/>
          <table:table-cell table:style-name="ce57" office:value-type="string" table:number-columns-spanned="2" table:number-rows-spanned="1">
            <text:p>Monate</text:p>
          </table:table-cell>
          <table:covered-table-cell/>
          <table:table-cell table:number-columns-repeated="251"/>
        </table:table-row>
        <table:table-row table:style-name="ro7">
          <table:table-cell table:style-name="ce58" office:value-type="float" office:value="1">
            <text:p>1</text:p>
          </table:table-cell>
          <table:table-cell table:style-name="ce58" office:value-type="string">
            <text:p>So</text:p>
          </table:table-cell>
          <table:table-cell/>
          <table:table-cell table:style-name="ce58" office:value-type="float" office:value="1">
            <text:p>1</text:p>
          </table:table-cell>
          <table:table-cell table:style-name="ce58" office:value-type="string">
            <text:p>Jänner</text:p>
          </table:table-cell>
          <table:table-cell table:number-columns-repeated="251"/>
        </table:table-row>
        <table:table-row table:style-name="ro7">
          <table:table-cell table:style-name="ce58" office:value-type="float" office:value="2">
            <text:p>2</text:p>
          </table:table-cell>
          <table:table-cell table:style-name="ce58" office:value-type="string">
            <text:p>Mo</text:p>
          </table:table-cell>
          <table:table-cell/>
          <table:table-cell table:style-name="ce58" office:value-type="float" office:value="2">
            <text:p>2</text:p>
          </table:table-cell>
          <table:table-cell table:style-name="ce58" office:value-type="string">
            <text:p>Februar</text:p>
          </table:table-cell>
          <table:table-cell table:number-columns-repeated="251"/>
        </table:table-row>
        <table:table-row table:style-name="ro7">
          <table:table-cell table:style-name="ce58" office:value-type="float" office:value="3">
            <text:p>3</text:p>
          </table:table-cell>
          <table:table-cell table:style-name="ce58" office:value-type="string">
            <text:p>Di</text:p>
          </table:table-cell>
          <table:table-cell/>
          <table:table-cell table:style-name="ce58" office:value-type="float" office:value="3">
            <text:p>3</text:p>
          </table:table-cell>
          <table:table-cell table:style-name="ce58" office:value-type="string">
            <text:p>März</text:p>
          </table:table-cell>
          <table:table-cell table:number-columns-repeated="251"/>
        </table:table-row>
        <table:table-row table:style-name="ro7">
          <table:table-cell table:style-name="ce58" office:value-type="float" office:value="4">
            <text:p>4</text:p>
          </table:table-cell>
          <table:table-cell table:style-name="ce58" office:value-type="string">
            <text:p>Mi</text:p>
          </table:table-cell>
          <table:table-cell/>
          <table:table-cell table:style-name="ce58" office:value-type="float" office:value="4">
            <text:p>4</text:p>
          </table:table-cell>
          <table:table-cell table:style-name="ce58" office:value-type="string">
            <text:p>April</text:p>
          </table:table-cell>
          <table:table-cell table:number-columns-repeated="251"/>
        </table:table-row>
        <table:table-row table:style-name="ro7">
          <table:table-cell table:style-name="ce58" office:value-type="float" office:value="5">
            <text:p>5</text:p>
          </table:table-cell>
          <table:table-cell table:style-name="ce58" office:value-type="string">
            <text:p>Do</text:p>
          </table:table-cell>
          <table:table-cell/>
          <table:table-cell table:style-name="ce58" office:value-type="float" office:value="5">
            <text:p>5</text:p>
          </table:table-cell>
          <table:table-cell table:style-name="ce58" office:value-type="string">
            <text:p>Mai</text:p>
          </table:table-cell>
          <table:table-cell table:number-columns-repeated="251"/>
        </table:table-row>
        <table:table-row table:style-name="ro7">
          <table:table-cell table:style-name="ce58" office:value-type="float" office:value="6">
            <text:p>6</text:p>
          </table:table-cell>
          <table:table-cell table:style-name="ce58" office:value-type="string">
            <text:p>Fr</text:p>
          </table:table-cell>
          <table:table-cell/>
          <table:table-cell table:style-name="ce58" office:value-type="float" office:value="6">
            <text:p>6</text:p>
          </table:table-cell>
          <table:table-cell table:style-name="ce58" office:value-type="string">
            <text:p>Juni</text:p>
          </table:table-cell>
          <table:table-cell table:number-columns-repeated="251"/>
        </table:table-row>
        <table:table-row table:style-name="ro7">
          <table:table-cell table:style-name="ce58" office:value-type="float" office:value="7">
            <text:p>7</text:p>
          </table:table-cell>
          <table:table-cell table:style-name="ce58" office:value-type="string">
            <text:p>Sa</text:p>
          </table:table-cell>
          <table:table-cell/>
          <table:table-cell table:style-name="ce58" office:value-type="float" office:value="7">
            <text:p>7</text:p>
          </table:table-cell>
          <table:table-cell table:style-name="ce58" office:value-type="string">
            <text:p>Juli</text:p>
          </table:table-cell>
          <table:table-cell table:number-columns-repeated="251"/>
        </table:table-row>
        <table:table-row table:style-name="ro7">
          <table:table-cell table:number-columns-repeated="3"/>
          <table:table-cell table:style-name="ce58" office:value-type="float" office:value="8">
            <text:p>8</text:p>
          </table:table-cell>
          <table:table-cell table:style-name="ce58" office:value-type="string">
            <text:p>August</text:p>
          </table:table-cell>
          <table:table-cell table:number-columns-repeated="251"/>
        </table:table-row>
        <table:table-row table:style-name="ro7">
          <table:table-cell table:number-columns-repeated="3"/>
          <table:table-cell table:style-name="ce58" office:value-type="float" office:value="9">
            <text:p>9</text:p>
          </table:table-cell>
          <table:table-cell table:style-name="ce58" office:value-type="string">
            <text:p>September</text:p>
          </table:table-cell>
          <table:table-cell table:number-columns-repeated="251"/>
        </table:table-row>
        <table:table-row table:style-name="ro7">
          <table:table-cell table:number-columns-repeated="3"/>
          <table:table-cell table:style-name="ce58" office:value-type="float" office:value="10">
            <text:p>10</text:p>
          </table:table-cell>
          <table:table-cell table:style-name="ce58" office:value-type="string">
            <text:p>Oktober</text:p>
          </table:table-cell>
          <table:table-cell table:number-columns-repeated="251"/>
        </table:table-row>
        <table:table-row table:style-name="ro7">
          <table:table-cell table:number-columns-repeated="3"/>
          <table:table-cell table:style-name="ce58" office:value-type="float" office:value="11">
            <text:p>11</text:p>
          </table:table-cell>
          <table:table-cell table:style-name="ce58" office:value-type="string">
            <text:p>November</text:p>
          </table:table-cell>
          <table:table-cell table:number-columns-repeated="251"/>
        </table:table-row>
        <table:table-row table:style-name="ro7">
          <table:table-cell table:number-columns-repeated="3"/>
          <table:table-cell table:style-name="ce58" office:value-type="float" office:value="12">
            <text:p>12</text:p>
          </table:table-cell>
          <table:table-cell table:style-name="ce58" office:value-type="string">
            <text:p>Dezember</text:p>
          </table:table-cell>
          <table:table-cell table:number-columns-repeated="251"/>
        </table:table-row>
        <table:table-row table:style-name="ro7" table:number-rows-repeated="65488">
          <table:table-cell table:number-columns-repeated="256"/>
        </table:table-row>
        <table:table-row table:style-name="ro7">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number:date-style style:name="N108">
      <number:day number:style="long"/>
      <number:text>. </number:text>
      <number:month number:style="long"/>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pm1">
      <style:page-layout-properties fo:margin-left="1.499cm" fo:margin-right="1cm" style:shadow="none" fo:background-color="transparent" style:scale-to-pages="1"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0-20">20.10.2006</text:date>, <text:time>23:44:3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Dienstreiseausgleich/Diätenausgleich nach §26 Ziffer 7</dc:title>
    <dc:description>Created by:

Dominik Augustin
Ornetsedt 1
A-4755 Zell an der Pram

d0m1n1k@gmx.net

Published under PDL

I confirm that I am the sole author of this template or graphic. This work is created from my own ideas and materials. No third party license or materials are included that will affect licensing under the Public Document License (PDL) or GNU Lesser General Public License (LGPL). Furthermore I confirm that I am entitled to place the submitted template or graphic under this license.</dc:description>
    <meta:initial-creator>Dominik Augustin</meta:initial-creator>
    <meta:creation-date>2006-09-29T16:09:52</meta:creation-date>
    <dc:creator>Dominik Augustin</dc:creator>
    <dc:date>2006-10-20T23:44:32</dc:date>
    <dc:language>de-DE</dc:language>
    <meta:editing-cycles>13</meta:editing-cycles>
    <meta:editing-duration>PT5H22M57S</meta:editing-duration>
    <meta:user-defined meta:name="Erstellt von">Dominik Augustin</meta:user-defined>
    <meta:user-defined meta:name="E-Mail">d0m1n1k@gmx.net</meta:user-defined>
    <meta:user-defined meta:name="Info 3"/>
    <meta:user-defined meta:name="Info 4"/>
    <meta:document-statistic meta:table-count="2" meta:cell-count="287"/>
  </office:meta>
</office:document-meta>
</file>